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All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Time step:</text:p>
          </table:table-cell>
          <table:table-cell table:style-name="Default" office:value-type="float" office:value="0.2" calcext:value-type="float">
            <text:p>0.2</text:p>
          </table:table-cell>
          <table:table-cell office:value-type="string" calcext:value-type="string">
            <text:p>sec</text:p>
          </table:table-cell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All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All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15672575" calcext:value-type="float">
            <text:p>847.0701156726</text:p>
          </table:table-cell>
          <table:table-cell/>
          <table:table-cell office:value-type="float" office:value="847.07010727142" calcext:value-type="float">
            <text:p>847.0701072714</text:p>
          </table:table-cell>
          <table:table-cell/>
          <table:table-cell table:formula="of:=[.D12]/[.F12]" office:value-type="float" office:value="1.0000000099179" calcext:value-type="float">
            <text:p>1.0000000099</text:p>
          </table:table-cell>
          <table:table-cell table:formula="of:=[.D12]-[.F12]" office:value-type="float" office:value="0.00000840115490063909" calcext:value-type="float">
            <text:p>8.40115490063909E-006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115672624" calcext:value-type="float">
            <text:p>847.0701156726</text:p>
          </table:table-cell>
          <table:table-cell/>
          <table:table-cell office:value-type="float" office:value="847.07010727142" calcext:value-type="float">
            <text:p>847.0701072714</text:p>
          </table:table-cell>
          <table:table-cell/>
          <table:table-cell table:formula="of:=[.N12]/[.P12]" office:value-type="float" office:value="1.00000000991796" calcext:value-type="float">
            <text:p>1.0000000099</text:p>
          </table:table-cell>
          <table:table-cell table:formula="of:=[.N12]-[.P12]" office:value-type="float" office:value="0.00000840120389966614" calcext:value-type="float">
            <text:p>8.40120389966614E-0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31113417" calcext:value-type="float">
            <text:p>3054.6043111342</text:p>
          </table:table-cell>
          <table:table-cell/>
          <table:table-cell office:value-type="float" office:value="3054.60428084831" calcext:value-type="float">
            <text:p>3054.6042808483</text:p>
          </table:table-cell>
          <table:table-cell/>
          <table:table-cell table:formula="of:=[.D13]/[.F13]" office:value-type="float" office:value="1.00000000991482" calcext:value-type="float">
            <text:p>1.0000000099</text:p>
          </table:table-cell>
          <table:table-cell table:formula="of:=[.D13]-[.F13]" office:value-type="float" office:value="0.0000302858602481137" calcext:value-type="float">
            <text:p>3.02858602481137E-005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431113435" calcext:value-type="float">
            <text:p>3054.6043111344</text:p>
          </table:table-cell>
          <table:table-cell/>
          <table:table-cell office:value-type="float" office:value="3054.60428084831" calcext:value-type="float">
            <text:p>3054.6042808483</text:p>
          </table:table-cell>
          <table:table-cell/>
          <table:table-cell table:formula="of:=[.N13]/[.P13]" office:value-type="float" office:value="1.00000000991488" calcext:value-type="float">
            <text:p>1.0000000099</text:p>
          </table:table-cell>
          <table:table-cell table:formula="of:=[.N13]-[.P13]" office:value-type="float" office:value="0.0000302860403280647" calcext:value-type="float">
            <text:p>0.0000302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68894015" calcext:value-type="float">
            <text:p>1216.8026889402</text:p>
          </table:table-cell>
          <table:table-cell/>
          <table:table-cell office:value-type="float" office:value="1216.80267538193" calcext:value-type="float">
            <text:p>1216.8026753819</text:p>
          </table:table-cell>
          <table:table-cell/>
          <table:table-cell table:formula="of:=[.D14]/[.F14]" office:value-type="float" office:value="1.0000000111425" calcext:value-type="float">
            <text:p>1.0000000111</text:p>
          </table:table-cell>
          <table:table-cell table:formula="of:=[.D14]-[.F14]" office:value-type="float" office:value="0.0000135582199618511" calcext:value-type="float">
            <text:p>1.35582199618511E-005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68894022" calcext:value-type="float">
            <text:p>1216.8026889402</text:p>
          </table:table-cell>
          <table:table-cell/>
          <table:table-cell office:value-type="float" office:value="1216.80267538193" calcext:value-type="float">
            <text:p>1216.8026753819</text:p>
          </table:table-cell>
          <table:table-cell/>
          <table:table-cell table:formula="of:=[.N14]/[.P14]" office:value-type="float" office:value="1.00000001114255" calcext:value-type="float">
            <text:p>1.0000000111</text:p>
          </table:table-cell>
          <table:table-cell table:formula="of:=[.N14]-[.P14]" office:value-type="float" office:value="0.0000135582899929432" calcext:value-type="float">
            <text:p>1.35582899929432E-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395987374811" calcext:value-type="float">
            <text:p>-0.2153959874</text:p>
          </table:table-cell>
          <table:table-cell/>
          <table:table-cell office:value-type="float" office:value="-0.215527489431066" calcext:value-type="float">
            <text:p>-0.2155274894</text:p>
          </table:table-cell>
          <table:table-cell/>
          <table:table-cell table:formula="of:=[.D15]/[.F15]" office:value-type="float" office:value="0.999389859471745" calcext:value-type="float">
            <text:p>0.9993898595</text:p>
          </table:table-cell>
          <table:table-cell table:formula="of:=[.D15]-[.F15]" office:value-type="float" office:value="0.000131502056254978" calcext:value-type="float">
            <text:p>0.0001315021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5395986973405" calcext:value-type="float">
            <text:p>-0.215395987</text:p>
          </table:table-cell>
          <table:table-cell/>
          <table:table-cell office:value-type="float" office:value="-0.215527489431066" calcext:value-type="float">
            <text:p>-0.2155274894</text:p>
          </table:table-cell>
          <table:table-cell/>
          <table:table-cell table:formula="of:=[.N15]/[.P15]" office:value-type="float" office:value="0.999389857609309" calcext:value-type="float">
            <text:p>0.9993898576</text:p>
          </table:table-cell>
          <table:table-cell table:formula="of:=[.N15]-[.P15]" office:value-type="float" office:value="0.000131502457660998" calcext:value-type="float">
            <text:p>0.00013150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40584803460673" calcext:value-type="float">
            <text:p>0.0640584803</text:p>
          </table:table-cell>
          <table:table-cell/>
          <table:table-cell office:value-type="float" office:value="0.0635844151577627" calcext:value-type="float">
            <text:p>0.0635844152</text:p>
          </table:table-cell>
          <table:table-cell/>
          <table:table-cell table:formula="of:=[.D16]/[.F16]" office:value-type="float" office:value="1.00745568213733" calcext:value-type="float">
            <text:p>1.0074556821</text:p>
          </table:table-cell>
          <table:table-cell table:formula="of:=[.D16]-[.F16]" office:value-type="float" office:value="0.000474065188304604" calcext:value-type="float">
            <text:p>0.0004740652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40584817934906" calcext:value-type="float">
            <text:p>0.0640584818</text:p>
          </table:table-cell>
          <table:table-cell/>
          <table:table-cell office:value-type="float" office:value="0.0635844151577627" calcext:value-type="float">
            <text:p>0.0635844152</text:p>
          </table:table-cell>
          <table:table-cell/>
          <table:table-cell table:formula="of:=[.N16]/[.P16]" office:value-type="float" office:value="1.00745570490114" calcext:value-type="float">
            <text:p>1.0074557049</text:p>
          </table:table-cell>
          <table:table-cell table:formula="of:=[.N16]-[.P16]" office:value-type="float" office:value="0.000474066635727896" calcext:value-type="float">
            <text:p>0.00047406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59941885457529" calcext:value-type="float">
            <text:p>0.0015994189</text:p>
          </table:table-cell>
          <table:table-cell/>
          <table:table-cell office:value-type="float" office:value="0.00139349835258591" calcext:value-type="float">
            <text:p>0.0013934984</text:p>
          </table:table-cell>
          <table:table-cell/>
          <table:table-cell table:formula="of:=[.D17]/[.F17]" office:value-type="float" office:value="1.14777233256663" calcext:value-type="float">
            <text:p>1.1477723326</text:p>
          </table:table-cell>
          <table:table-cell table:formula="of:=[.D17]-[.F17]" office:value-type="float" office:value="0.00020592050198938" calcext:value-type="float">
            <text:p>0.0002059205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.00159941943115913" calcext:value-type="float">
            <text:p>0.0015994194</text:p>
          </table:table-cell>
          <table:table-cell/>
          <table:table-cell office:value-type="float" office:value="0.00139349835258591" calcext:value-type="float">
            <text:p>0.0013934984</text:p>
          </table:table-cell>
          <table:table-cell/>
          <table:table-cell table:formula="of:=[.N17]/[.P17]" office:value-type="float" office:value="1.14777274633378" calcext:value-type="float">
            <text:p>1.1477727463</text:p>
          </table:table-cell>
          <table:table-cell table:formula="of:=[.N17]-[.P17]" office:value-type="float" office:value="0.00020592107857322" calcext:value-type="float">
            <text:p>0.00020592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D18]/[.F18]" office:value-type="float" office:value="1" calcext:value-type="float">
            <text:p>1</text:p>
          </table:table-cell>
          <table:table-cell table:formula="of:=[.D18]-[.F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N18]/[.P18]" office:value-type="float" office:value="1" calcext:value-type="float">
            <text:p>1</text:p>
          </table:table-cell>
          <table:table-cell table:formula="of:=[.N18]-[.P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9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gravity at launch site altitude -0.6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gravity at launch site altitude -0.6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table:formula="of:=[.N24]/[.P24]" office:value-type="float" office:value="1" calcext:value-type="float">
            <text:p>1</text:p>
          </table:table-cell>
          <table:table-cell table:formula="of:=[.N24]-[.P24]" office:value-type="float" office:value="0" calcext:value-type="float">
            <text:p>0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table:formula="of:=[.D25]/[.F25]" office:value-type="float" office:value="1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table:formula="of:=[.N25]/[.P25]" office:value-type="float" office:value="1" calcext:value-type="float">
            <text:p>1</text:p>
          </table:table-cell>
          <table:table-cell table:formula="of:=[.N25]-[.P25]" office:value-type="float" office:value="0" calcext:value-type="float">
            <text:p>0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table:formula="of:=[.D26]/[.F26]" office:value-type="float" office:value="1" calcext:value-type="float">
            <text:p>1</text:p>
          </table:table-cell>
          <table:table-cell table:formula="of:=[.D26]-[.F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table:formula="of:=[.N26]/[.P26]" office:value-type="float" office:value="1" calcext:value-type="float">
            <text:p>1</text:p>
          </table:table-cell>
          <table:table-cell table:formula="of:=[.N26]-[.P26]" office:value-type="float" office:value="0" calcext:value-type="float">
            <text:p>0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6694836241455" calcext:value-type="float">
            <text:p>-0.2166948362</text:p>
          </table:table-cell>
          <table:table-cell/>
          <table:table-cell office:value-type="float" office:value="-0.216694836245495" calcext:value-type="float">
            <text:p>-0.2166948362</text:p>
          </table:table-cell>
          <table:table-cell/>
          <table:table-cell table:formula="of:=[.D27]/[.F27]" office:value-type="float" office:value="0.999999999981356" calcext:value-type="float">
            <text:p>1</text:p>
          </table:table-cell>
          <table:table-cell table:formula="of:=[.D27]-[.F27]" office:value-type="float" office:value="0.00000000000403999056430848" calcext:value-type="float">
            <text:p>4.03999056430848E-012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6694836241455" calcext:value-type="float">
            <text:p>-0.2166948362</text:p>
          </table:table-cell>
          <table:table-cell/>
          <table:table-cell office:value-type="float" office:value="-0.216694836245495" calcext:value-type="float">
            <text:p>-0.2166948362</text:p>
          </table:table-cell>
          <table:table-cell/>
          <table:table-cell table:formula="of:=[.N27]/[.P27]" office:value-type="float" office:value="0.999999999981356" calcext:value-type="float">
            <text:p>1</text:p>
          </table:table-cell>
          <table:table-cell table:formula="of:=[.N27]-[.P27]" office:value-type="float" office:value="0.00000000000403999056430848" calcext:value-type="float">
            <text:p>4.03999056430848E-012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593749826374638" calcext:value-type="float">
            <text:p>0.0593749826</text:p>
          </table:table-cell>
          <table:table-cell/>
          <table:table-cell office:value-type="float" office:value="0.0593749826228962" calcext:value-type="float">
            <text:p>0.0593749826</text:p>
          </table:table-cell>
          <table:table-cell/>
          <table:table-cell table:formula="of:=[.D28]/[.F28]" office:value-type="float" office:value="1.00000000024535" calcext:value-type="float">
            <text:p>1.0000000002</text:p>
          </table:table-cell>
          <table:table-cell table:formula="of:=[.D28]-[.F28]" office:value-type="float" office:value="0.0000000000145675971285897" calcext:value-type="float">
            <text:p>1.45675971285897E-011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593749826374638" calcext:value-type="float">
            <text:p>0.0593749826</text:p>
          </table:table-cell>
          <table:table-cell/>
          <table:table-cell office:value-type="float" office:value="0.0593749826228962" calcext:value-type="float">
            <text:p>0.0593749826</text:p>
          </table:table-cell>
          <table:table-cell/>
          <table:table-cell table:formula="of:=[.N28]/[.P28]" office:value-type="float" office:value="1.00000000024535" calcext:value-type="float">
            <text:p>1.0000000002</text:p>
          </table:table-cell>
          <table:table-cell table:formula="of:=[.N28]-[.P28]" office:value-type="float" office:value="0.0000000000145675971285897" calcext:value-type="float">
            <text:p>1.45675971285897E-011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-0.000266261419971225" calcext:value-type="float">
            <text:p>-0.0002662614</text:p>
          </table:table-cell>
          <table:table-cell/>
          <table:table-cell office:value-type="float" office:value="-0.000266261425774255" calcext:value-type="float">
            <text:p>-0.0002662614</text:p>
          </table:table-cell>
          <table:table-cell/>
          <table:table-cell table:formula="of:=[.D29]/[.F29]" office:value-type="float" office:value="0.999999978205517" calcext:value-type="float">
            <text:p>0.9999999782</text:p>
          </table:table-cell>
          <table:table-cell table:formula="of:=[.D29]-[.F29]" office:value-type="float" office:value="0.00000000000580302998579377" calcext:value-type="float">
            <text:p>5.80302998579377E-012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-0.000266261419971225" calcext:value-type="float">
            <text:p>-0.0002662614</text:p>
          </table:table-cell>
          <table:table-cell/>
          <table:table-cell office:value-type="float" office:value="-0.000266261425774255" calcext:value-type="float">
            <text:p>-0.0002662614</text:p>
          </table:table-cell>
          <table:table-cell/>
          <table:table-cell table:formula="of:=[.N29]/[.P29]" office:value-type="float" office:value="0.999999978205517" calcext:value-type="float">
            <text:p>0.9999999782</text:p>
          </table:table-cell>
          <table:table-cell table:formula="of:=[.N29]-[.P29]" office:value-type="float" office:value="0.00000000000580302998579377" calcext:value-type="float">
            <text:p>5.80302998579377E-012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30]/[.F30]" office:value-type="float" office:value="1" calcext:value-type="float">
            <text:p>1</text:p>
          </table:table-cell>
          <table:table-cell table:formula="of:=[.D30]-[.F3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30]/[.P30]" office:value-type="float" office:value="1" calcext:value-type="float">
            <text:p>1</text:p>
          </table:table-cell>
          <table:table-cell table:formula="of:=[.N30]-[.P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: The current altitude -0.600074 [km MOLA] is not a valid altitude (lower than the lowest reference altitude)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: The current altitude -0.600074 [km MOLA] is not a valid altitude (lower than the lowest reference altitude)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gravity at launch site altitude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gravity at launch site altitude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52.209191544363" calcext:value-type="float">
            <text:p>852.2091915444</text:p>
          </table:table-cell>
          <table:table-cell/>
          <table:table-cell office:value-type="float" office:value="852.209191544363" calcext:value-type="float">
            <text:p>852.2091915444</text:p>
          </table:table-cell>
          <table:table-cell/>
          <table:table-cell table:formula="of:=[.D36]/[.F36]" office:value-type="float" office:value="1" calcext:value-type="float">
            <text:p>1</text:p>
          </table:table-cell>
          <table:table-cell table:formula="of:=[.D36]-[.F3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52.209191544363" calcext:value-type="float">
            <text:p>852.2091915444</text:p>
          </table:table-cell>
          <table:table-cell/>
          <table:table-cell office:value-type="float" office:value="852.209191544363" calcext:value-type="float">
            <text:p>852.2091915444</text:p>
          </table:table-cell>
          <table:table-cell/>
          <table:table-cell table:formula="of:=[.N36]/[.P36]" office:value-type="float" office:value="1" calcext:value-type="float">
            <text:p>1</text:p>
          </table:table-cell>
          <table:table-cell table:formula="of:=[.N36]-[.P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73.13624024357" calcext:value-type="float">
            <text:p>3073.1362402436</text:p>
          </table:table-cell>
          <table:table-cell/>
          <table:table-cell office:value-type="float" office:value="3073.13624024357" calcext:value-type="float">
            <text:p>3073.1362402436</text:p>
          </table:table-cell>
          <table:table-cell/>
          <table:table-cell table:formula="of:=[.D37]/[.F37]" office:value-type="float" office:value="1" calcext:value-type="float">
            <text:p>1</text:p>
          </table:table-cell>
          <table:table-cell table:formula="of:=[.D37]-[.F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73.13624024357" calcext:value-type="float">
            <text:p>3073.1362402436</text:p>
          </table:table-cell>
          <table:table-cell/>
          <table:table-cell office:value-type="float" office:value="3073.13624024357" calcext:value-type="float">
            <text:p>3073.1362402436</text:p>
          </table:table-cell>
          <table:table-cell/>
          <table:table-cell table:formula="of:=[.N37]/[.P37]" office:value-type="float" office:value="1" calcext:value-type="float">
            <text:p>1</text:p>
          </table:table-cell>
          <table:table-cell table:formula="of:=[.N37]-[.P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24.18488934077" calcext:value-type="float">
            <text:p>1224.1848893408</text:p>
          </table:table-cell>
          <table:table-cell/>
          <table:table-cell office:value-type="float" office:value="1224.18488934077" calcext:value-type="float">
            <text:p>1224.1848893408</text:p>
          </table:table-cell>
          <table:table-cell/>
          <table:table-cell table:formula="of:=[.D38]/[.F38]" office:value-type="float" office:value="1" calcext:value-type="float">
            <text:p>1</text:p>
          </table:table-cell>
          <table:table-cell table:formula="of:=[.D38]-[.F3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24.18488934077" calcext:value-type="float">
            <text:p>1224.1848893408</text:p>
          </table:table-cell>
          <table:table-cell/>
          <table:table-cell office:value-type="float" office:value="1224.18488934077" calcext:value-type="float">
            <text:p>1224.1848893408</text:p>
          </table:table-cell>
          <table:table-cell/>
          <table:table-cell table:formula="of:=[.N38]/[.P38]" office:value-type="float" office:value="1" calcext:value-type="float">
            <text:p>1</text:p>
          </table:table-cell>
          <table:table-cell table:formula="of:=[.N38]-[.P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800617724808" calcext:value-type="float">
            <text:p>-0.2180061772</text:p>
          </table:table-cell>
          <table:table-cell/>
          <table:table-cell office:value-type="float" office:value="-0.218006177251999" calcext:value-type="float">
            <text:p>-0.2180061773</text:p>
          </table:table-cell>
          <table:table-cell/>
          <table:table-cell table:formula="of:=[.D39]/[.F39]" office:value-type="float" office:value="0.999999999982023" calcext:value-type="float">
            <text:p>1</text:p>
          </table:table-cell>
          <table:table-cell table:formula="of:=[.D39]-[.F39]" office:value-type="float" office:value="0.00000000000391903176577557" calcext:value-type="float">
            <text:p>3.91903176577557E-012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800617724808" calcext:value-type="float">
            <text:p>-0.2180061772</text:p>
          </table:table-cell>
          <table:table-cell/>
          <table:table-cell office:value-type="float" office:value="-0.218006177251999" calcext:value-type="float">
            <text:p>-0.2180061773</text:p>
          </table:table-cell>
          <table:table-cell/>
          <table:table-cell table:formula="of:=[.N39]/[.P39]" office:value-type="float" office:value="0.999999999982023" calcext:value-type="float">
            <text:p>1</text:p>
          </table:table-cell>
          <table:table-cell table:formula="of:=[.N39]-[.P39]" office:value-type="float" office:value="0.00000000000391903176577557" calcext:value-type="float">
            <text:p>3.91903176577557E-0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597473051048963" calcext:value-type="float">
            <text:p>0.0597473051</text:p>
          </table:table-cell>
          <table:table-cell/>
          <table:table-cell office:value-type="float" office:value="0.0597473050907636" calcext:value-type="float">
            <text:p>0.0597473051</text:p>
          </table:table-cell>
          <table:table-cell/>
          <table:table-cell table:formula="of:=[.D40]/[.F40]" office:value-type="float" office:value="1.00000000023654" calcext:value-type="float">
            <text:p>1.0000000002</text:p>
          </table:table-cell>
          <table:table-cell table:formula="of:=[.D40]-[.F40]" office:value-type="float" office:value="0.0000000000141327019531623" calcext:value-type="float">
            <text:p>1.41327019531623E-011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597473051048963" calcext:value-type="float">
            <text:p>0.0597473051</text:p>
          </table:table-cell>
          <table:table-cell/>
          <table:table-cell office:value-type="float" office:value="0.0597473050907636" calcext:value-type="float">
            <text:p>0.0597473051</text:p>
          </table:table-cell>
          <table:table-cell/>
          <table:table-cell table:formula="of:=[.N40]/[.P40]" office:value-type="float" office:value="1.00000000023654" calcext:value-type="float">
            <text:p>1.0000000002</text:p>
          </table:table-cell>
          <table:table-cell table:formula="of:=[.N40]-[.P40]" office:value-type="float" office:value="0.0000000000141327019531623" calcext:value-type="float">
            <text:p>1.41327019531623E-0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-0.00026305975326067" calcext:value-type="float">
            <text:p>-0.0002630598</text:p>
          </table:table-cell>
          <table:table-cell/>
          <table:table-cell office:value-type="float" office:value="-0.000263059758890408" calcext:value-type="float">
            <text:p>-0.0002630598</text:p>
          </table:table-cell>
          <table:table-cell/>
          <table:table-cell table:formula="of:=[.D41]/[.F41]" office:value-type="float" office:value="0.999999978599015" calcext:value-type="float">
            <text:p>0.9999999786</text:p>
          </table:table-cell>
          <table:table-cell table:formula="of:=[.D41]-[.F41]" office:value-type="float" office:value="0.00000000000562973799522748" calcext:value-type="float">
            <text:p>5.62973799522748E-012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-0.00026305975326067" calcext:value-type="float">
            <text:p>-0.0002630598</text:p>
          </table:table-cell>
          <table:table-cell/>
          <table:table-cell office:value-type="float" office:value="-0.000263059758890408" calcext:value-type="float">
            <text:p>-0.0002630598</text:p>
          </table:table-cell>
          <table:table-cell/>
          <table:table-cell table:formula="of:=[.N41]/[.P41]" office:value-type="float" office:value="0.999999978599015" calcext:value-type="float">
            <text:p>0.9999999786</text:p>
          </table:table-cell>
          <table:table-cell table:formula="of:=[.N41]-[.P41]" office:value-type="float" office:value="0.00000000000562973799522748" calcext:value-type="float">
            <text:p>5.62973799522748E-0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42]/[.F42]" office:value-type="float" office:value="1" calcext:value-type="float">
            <text:p>1</text:p>
          </table:table-cell>
          <table:table-cell table:formula="of:=[.D42]-[.F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42]/[.P42]" office:value-type="float" office:value="1" calcext:value-type="float">
            <text:p>1</text:p>
          </table:table-cell>
          <table:table-cell table:formula="of:=[.N42]-[.P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In this case the TSI program unexpectedly finished. 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In this case the TSI program unexpectedly finished. Second step: The current altitude -nan [km MOLA] is not a valid altitude (lower than the lowest reference altitude). This also happened at an altitude of 8 km MOLA but then it would not even give an initial result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 drag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 drag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15672575" calcext:value-type="float">
            <text:p>847.0701156726</text:p>
          </table:table-cell>
          <table:table-cell/>
          <table:table-cell office:value-type="float" office:value="847.070107272538" calcext:value-type="float">
            <text:p>847.0701072725</text:p>
          </table:table-cell>
          <table:table-cell/>
          <table:table-cell table:formula="of:=[.D48]/[.F48]" office:value-type="float" office:value="1.00000000991658" calcext:value-type="float">
            <text:p>1.0000000099</text:p>
          </table:table-cell>
          <table:table-cell table:formula="of:=[.D48]-[.F48]" office:value-type="float" office:value="0.00000840003690427693" calcext:value-type="float">
            <text:p>0.0000084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115672624" calcext:value-type="float">
            <text:p>847.0701156726</text:p>
          </table:table-cell>
          <table:table-cell/>
          <table:table-cell office:value-type="float" office:value="847.070107272538" calcext:value-type="float">
            <text:p>847.0701072725</text:p>
          </table:table-cell>
          <table:table-cell/>
          <table:table-cell table:formula="of:=[.N48]/[.P48]" office:value-type="float" office:value="1.00000000991664" calcext:value-type="float">
            <text:p>1.0000000099</text:p>
          </table:table-cell>
          <table:table-cell table:formula="of:=[.N48]-[.P48]" office:value-type="float" office:value="0.00000840008590330399" calcext:value-type="float">
            <text:p>8.40008590330399E-0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31113417" calcext:value-type="float">
            <text:p>3054.6043111342</text:p>
          </table:table-cell>
          <table:table-cell/>
          <table:table-cell office:value-type="float" office:value="3054.60428085234" calcext:value-type="float">
            <text:p>3054.6042808523</text:p>
          </table:table-cell>
          <table:table-cell/>
          <table:table-cell table:formula="of:=[.D49]/[.F49]" office:value-type="float" office:value="1.0000000099135" calcext:value-type="float">
            <text:p>1.0000000099</text:p>
          </table:table-cell>
          <table:table-cell table:formula="of:=[.D49]-[.F49]" office:value-type="float" office:value="0.0000302818302770902" calcext:value-type="float">
            <text:p>3.02818302770902E-005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431113435" calcext:value-type="float">
            <text:p>3054.6043111344</text:p>
          </table:table-cell>
          <table:table-cell/>
          <table:table-cell office:value-type="float" office:value="3054.60428085234" calcext:value-type="float">
            <text:p>3054.6042808523</text:p>
          </table:table-cell>
          <table:table-cell/>
          <table:table-cell table:formula="of:=[.N49]/[.P49]" office:value-type="float" office:value="1.00000000991356" calcext:value-type="float">
            <text:p>1.0000000099</text:p>
          </table:table-cell>
          <table:table-cell table:formula="of:=[.N49]-[.P49]" office:value-type="float" office:value="0.0000302820103570411" calcext:value-type="float">
            <text:p>0.0000302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68894015" calcext:value-type="float">
            <text:p>1216.8026889402</text:p>
          </table:table-cell>
          <table:table-cell/>
          <table:table-cell office:value-type="float" office:value="1216.80267537092" calcext:value-type="float">
            <text:p>1216.8026753709</text:p>
          </table:table-cell>
          <table:table-cell/>
          <table:table-cell table:formula="of:=[.D50]/[.F50]" office:value-type="float" office:value="1.00000001115155" calcext:value-type="float">
            <text:p>1.0000000112</text:p>
          </table:table-cell>
          <table:table-cell table:formula="of:=[.D50]-[.F50]" office:value-type="float" office:value="0.0000135692298499635" calcext:value-type="float">
            <text:p>1.35692298499635E-005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68894022" calcext:value-type="float">
            <text:p>1216.8026889402</text:p>
          </table:table-cell>
          <table:table-cell/>
          <table:table-cell office:value-type="float" office:value="1216.80267537092" calcext:value-type="float">
            <text:p>1216.8026753709</text:p>
          </table:table-cell>
          <table:table-cell/>
          <table:table-cell table:formula="of:=[.N50]/[.P50]" office:value-type="float" office:value="1.0000000111516" calcext:value-type="float">
            <text:p>1.0000000112</text:p>
          </table:table-cell>
          <table:table-cell table:formula="of:=[.N50]-[.P50]" office:value-type="float" office:value="0.0000135692998810555" calcext:value-type="float">
            <text:p>1.35692998810555E-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395987374811" calcext:value-type="float">
            <text:p>-0.2153959874</text:p>
          </table:table-cell>
          <table:table-cell/>
          <table:table-cell office:value-type="float" office:value="-0.21552747720807" calcext:value-type="float">
            <text:p>-0.2155274772</text:p>
          </table:table-cell>
          <table:table-cell/>
          <table:table-cell table:formula="of:=[.D51]/[.F51]" office:value-type="float" office:value="0.999389916149151" calcext:value-type="float">
            <text:p>0.9993899161</text:p>
          </table:table-cell>
          <table:table-cell table:formula="of:=[.D51]-[.F51]" office:value-type="float" office:value="0.000131489833258974" calcext:value-type="float">
            <text:p>0.0001314898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5395986973405" calcext:value-type="float">
            <text:p>-0.215395987</text:p>
          </table:table-cell>
          <table:table-cell/>
          <table:table-cell office:value-type="float" office:value="-0.21552747720807" calcext:value-type="float">
            <text:p>-0.2155274772</text:p>
          </table:table-cell>
          <table:table-cell/>
          <table:table-cell table:formula="of:=[.N51]/[.P51]" office:value-type="float" office:value="0.999389914286715" calcext:value-type="float">
            <text:p>0.9993899143</text:p>
          </table:table-cell>
          <table:table-cell table:formula="of:=[.N51]-[.P51]" office:value-type="float" office:value="0.000131490234664994" calcext:value-type="float">
            <text:p>0.00013149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40584803460673" calcext:value-type="float">
            <text:p>0.0640584803</text:p>
          </table:table-cell>
          <table:table-cell/>
          <table:table-cell office:value-type="float" office:value="0.0635844592337804" calcext:value-type="float">
            <text:p>0.0635844592</text:p>
          </table:table-cell>
          <table:table-cell/>
          <table:table-cell table:formula="of:=[.D52]/[.F52]" office:value-type="float" office:value="1.00745498378061" calcext:value-type="float">
            <text:p>1.0074549838</text:p>
          </table:table-cell>
          <table:table-cell table:formula="of:=[.D52]-[.F52]" office:value-type="float" office:value="0.000474021112286907" calcext:value-type="float">
            <text:p>0.0004740211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40584817934906" calcext:value-type="float">
            <text:p>0.0640584818</text:p>
          </table:table-cell>
          <table:table-cell/>
          <table:table-cell office:value-type="float" office:value="0.0635844592337804" calcext:value-type="float">
            <text:p>0.0635844592</text:p>
          </table:table-cell>
          <table:table-cell/>
          <table:table-cell table:formula="of:=[.N52]/[.P52]" office:value-type="float" office:value="1.0074550065444" calcext:value-type="float">
            <text:p>1.0074550065</text:p>
          </table:table-cell>
          <table:table-cell table:formula="of:=[.N52]-[.P52]" office:value-type="float" office:value="0.000474022559710199" calcext:value-type="float">
            <text:p>0.00047402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59941885457529" calcext:value-type="float">
            <text:p>0.0015994189</text:p>
          </table:table-cell>
          <table:table-cell/>
          <table:table-cell office:value-type="float" office:value="0.00139337791478243" calcext:value-type="float">
            <text:p>0.0013933779</text:p>
          </table:table-cell>
          <table:table-cell/>
          <table:table-cell table:formula="of:=[.D53]/[.F53]" office:value-type="float" office:value="1.14787154124302" calcext:value-type="float">
            <text:p>1.1478715412</text:p>
          </table:table-cell>
          <table:table-cell table:formula="of:=[.D53]-[.F53]" office:value-type="float" office:value="0.00020604093979286" calcext:value-type="float">
            <text:p>0.0002060409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.00159941943115913" calcext:value-type="float">
            <text:p>0.0015994194</text:p>
          </table:table-cell>
          <table:table-cell/>
          <table:table-cell office:value-type="float" office:value="0.00139337791478243" calcext:value-type="float">
            <text:p>0.0013933779</text:p>
          </table:table-cell>
          <table:table-cell/>
          <table:table-cell table:formula="of:=[.N53]/[.P53]" office:value-type="float" office:value="1.14787195504593" calcext:value-type="float">
            <text:p>1.147871955</text:p>
          </table:table-cell>
          <table:table-cell table:formula="of:=[.N53]-[.P53]" office:value-type="float" office:value="0.0002060415163767" calcext:value-type="float">
            <text:p>0.00020604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D54]/[.F54]" office:value-type="float" office:value="1" calcext:value-type="float">
            <text:p>1</text:p>
          </table:table-cell>
          <table:table-cell table:formula="of:=[.D54]-[.F5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N54]/[.P54]" office:value-type="float" office:value="1" calcext:value-type="float">
            <text:p>1</text:p>
          </table:table-cell>
          <table:table-cell table:formula="of:=[.N54]-[.P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 thrust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 thrust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table:formula="of:=[.D60]/[.F60]" office:value-type="float" office:value="1" calcext:value-type="float">
            <text:p>1</text:p>
          </table:table-cell>
          <table:table-cell table:formula="of:=[.D60]-[.F6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table:formula="of:=[.N60]/[.P60]" office:value-type="float" office:value="1" calcext:value-type="float">
            <text:p>1</text:p>
          </table:table-cell>
          <table:table-cell table:formula="of:=[.N60]-[.P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table:formula="of:=[.D61]/[.F61]" office:value-type="float" office:value="1" calcext:value-type="float">
            <text:p>1</text:p>
          </table:table-cell>
          <table:table-cell table:formula="of:=[.D61]-[.F6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table:formula="of:=[.N61]/[.P61]" office:value-type="float" office:value="1" calcext:value-type="float">
            <text:p>1</text:p>
          </table:table-cell>
          <table:table-cell table:formula="of:=[.N61]-[.P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table:formula="of:=[.D62]/[.F62]" office:value-type="float" office:value="1" calcext:value-type="float">
            <text:p>1</text:p>
          </table:table-cell>
          <table:table-cell table:formula="of:=[.D62]-[.F6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table:formula="of:=[.N62]/[.P62]" office:value-type="float" office:value="1" calcext:value-type="float">
            <text:p>1</text:p>
          </table:table-cell>
          <table:table-cell table:formula="of:=[.N62]-[.P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6694836241455" calcext:value-type="float">
            <text:p>-0.2166948362</text:p>
          </table:table-cell>
          <table:table-cell/>
          <table:table-cell office:value-type="float" office:value="-0.216694836245495" calcext:value-type="float">
            <text:p>-0.2166948362</text:p>
          </table:table-cell>
          <table:table-cell/>
          <table:table-cell table:formula="of:=[.D63]/[.F63]" office:value-type="float" office:value="0.999999999981356" calcext:value-type="float">
            <text:p>1</text:p>
          </table:table-cell>
          <table:table-cell table:formula="of:=[.D63]-[.F63]" office:value-type="float" office:value="0.00000000000403999056430848" calcext:value-type="float">
            <text:p>4.03999056430848E-012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6694836241455" calcext:value-type="float">
            <text:p>-0.2166948362</text:p>
          </table:table-cell>
          <table:table-cell/>
          <table:table-cell office:value-type="float" office:value="-0.216694836245495" calcext:value-type="float">
            <text:p>-0.2166948362</text:p>
          </table:table-cell>
          <table:table-cell/>
          <table:table-cell table:formula="of:=[.N63]/[.P63]" office:value-type="float" office:value="0.999999999981356" calcext:value-type="float">
            <text:p>1</text:p>
          </table:table-cell>
          <table:table-cell table:formula="of:=[.N63]-[.P63]" office:value-type="float" office:value="0.00000000000403999056430848" calcext:value-type="float">
            <text:p>4.03999056430848E-0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593749826374638" calcext:value-type="float">
            <text:p>0.0593749826</text:p>
          </table:table-cell>
          <table:table-cell/>
          <table:table-cell office:value-type="float" office:value="0.0593749826228962" calcext:value-type="float">
            <text:p>0.0593749826</text:p>
          </table:table-cell>
          <table:table-cell/>
          <table:table-cell table:formula="of:=[.D64]/[.F64]" office:value-type="float" office:value="1.00000000024535" calcext:value-type="float">
            <text:p>1.0000000002</text:p>
          </table:table-cell>
          <table:table-cell table:formula="of:=[.D64]-[.F64]" office:value-type="float" office:value="0.0000000000145675971285897" calcext:value-type="float">
            <text:p>1.45675971285897E-011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593749826374638" calcext:value-type="float">
            <text:p>0.0593749826</text:p>
          </table:table-cell>
          <table:table-cell/>
          <table:table-cell office:value-type="float" office:value="0.0593749826228962" calcext:value-type="float">
            <text:p>0.0593749826</text:p>
          </table:table-cell>
          <table:table-cell/>
          <table:table-cell table:formula="of:=[.N64]/[.P64]" office:value-type="float" office:value="1.00000000024535" calcext:value-type="float">
            <text:p>1.0000000002</text:p>
          </table:table-cell>
          <table:table-cell table:formula="of:=[.N64]-[.P64]" office:value-type="float" office:value="0.0000000000145675971285897" calcext:value-type="float">
            <text:p>1.45675971285897E-0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-0.000266261419971225" calcext:value-type="float">
            <text:p>-0.0002662614</text:p>
          </table:table-cell>
          <table:table-cell/>
          <table:table-cell office:value-type="float" office:value="-0.000266261425774255" calcext:value-type="float">
            <text:p>-0.0002662614</text:p>
          </table:table-cell>
          <table:table-cell/>
          <table:table-cell table:formula="of:=[.D65]/[.F65]" office:value-type="float" office:value="0.999999978205517" calcext:value-type="float">
            <text:p>0.9999999782</text:p>
          </table:table-cell>
          <table:table-cell table:formula="of:=[.D65]-[.F65]" office:value-type="float" office:value="0.00000000000580302998579377" calcext:value-type="float">
            <text:p>5.80302998579377E-012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-0.000266261419971225" calcext:value-type="float">
            <text:p>-0.0002662614</text:p>
          </table:table-cell>
          <table:table-cell/>
          <table:table-cell office:value-type="float" office:value="-0.000266261425774255" calcext:value-type="float">
            <text:p>-0.0002662614</text:p>
          </table:table-cell>
          <table:table-cell/>
          <table:table-cell table:formula="of:=[.N65]/[.P65]" office:value-type="float" office:value="0.999999978205517" calcext:value-type="float">
            <text:p>0.9999999782</text:p>
          </table:table-cell>
          <table:table-cell table:formula="of:=[.N65]-[.P65]" office:value-type="float" office:value="0.00000000000580302998579377" calcext:value-type="float">
            <text:p>5.80302998579377E-0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style-name="Default" office:value-type="float" office:value="227" calcext:value-type="float">
            <text:p>227</text:p>
          </table:table-cell>
          <table:table-cell/>
          <table:table-cell table:formula="of:=[.D66]/[.F66]" office:value-type="float" office:value="1" calcext:value-type="float">
            <text:p>1</text:p>
          </table:table-cell>
          <table:table-cell table:formula="of:=[.D66]-[.F6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style-name="Default" office:value-type="float" office:value="227" calcext:value-type="float">
            <text:p>227</text:p>
          </table:table-cell>
          <table:table-cell/>
          <table:table-cell table:formula="of:=[.N66]/[.P66]" office:value-type="float" office:value="1" calcext:value-type="float">
            <text:p>1</text:p>
          </table:table-cell>
          <table:table-cell table:formula="of:=[.N66]-[.P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: The current altitude -0.600074 [km MOLA] is not a valid altitude (lower than the lowest reference altitude)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: The current altitude -0.600074 [km MOLA] is not a valid altitude (lower than the lowest reference altitude)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ne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ne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table:formula="of:=[.D73]/[.F73]" office:value-type="float" office:value="1" calcext:value-type="float">
            <text:p>1</text:p>
          </table:table-cell>
          <table:table-cell table:formula="of:=[.D73]-[.F7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table:formula="of:=[.N73]/[.P73]" office:value-type="float" office:value="1" calcext:value-type="float">
            <text:p>1</text:p>
          </table:table-cell>
          <table:table-cell table:formula="of:=[.N73]-[.P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table:formula="of:=[.D74]/[.F74]" office:value-type="float" office:value="1" calcext:value-type="float">
            <text:p>1</text:p>
          </table:table-cell>
          <table:table-cell table:formula="of:=[.D74]-[.F7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table:formula="of:=[.N74]/[.P74]" office:value-type="float" office:value="1" calcext:value-type="float">
            <text:p>1</text:p>
          </table:table-cell>
          <table:table-cell table:formula="of:=[.N74]-[.P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table:formula="of:=[.D75]/[.F75]" office:value-type="float" office:value="1" calcext:value-type="float">
            <text:p>1</text:p>
          </table:table-cell>
          <table:table-cell table:formula="of:=[.D75]-[.F7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table:formula="of:=[.N75]/[.P75]" office:value-type="float" office:value="1" calcext:value-type="float">
            <text:p>1</text:p>
          </table:table-cell>
          <table:table-cell table:formula="of:=[.N75]-[.P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table:formula="of:=[.D76]/[.F76]" office:value-type="float" office:value="1" calcext:value-type="float">
            <text:p>1</text:p>
          </table:table-cell>
          <table:table-cell table:formula="of:=[.D76]-[.F7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table:formula="of:=[.N76]/[.P76]" office:value-type="float" office:value="1" calcext:value-type="float">
            <text:p>1</text:p>
          </table:table-cell>
          <table:table-cell table:formula="of:=[.N76]-[.P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table:formula="of:=[.D77]/[.F77]" office:value-type="float" office:value="1" calcext:value-type="float">
            <text:p>1</text:p>
          </table:table-cell>
          <table:table-cell table:formula="of:=[.D77]-[.F7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table:formula="of:=[.N77]/[.P77]" office:value-type="float" office:value="1" calcext:value-type="float">
            <text:p>1</text:p>
          </table:table-cell>
          <table:table-cell table:formula="of:=[.N77]-[.P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D78]/[.F78]" office:value-type="string" office:string-value="" calcext:value-type="error">
            <text:p>#DIV/0!</text:p>
          </table:table-cell>
          <table:table-cell table:formula="of:=[.D78]-[.F7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N78]/[.P78]" office:value-type="string" office:string-value="" calcext:value-type="error">
            <text:p>#DIV/0!</text:p>
          </table:table-cell>
          <table:table-cell table:formula="of:=[.N78]-[.P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79]/[.F79]" office:value-type="float" office:value="1" calcext:value-type="float">
            <text:p>1</text:p>
          </table:table-cell>
          <table:table-cell table:formula="of:=[.D79]-[.F7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79]/[.P79]" office:value-type="float" office:value="1" calcext:value-type="float">
            <text:p>1</text:p>
          </table:table-cell>
          <table:table-cell table:formula="of:=[.N79]-[.P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NO nan! 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In this case the TSI program unexpectedly finished. Second step: The current altitude -nan [km MOLA] is not a valid altitude (lower than the lowest reference altitude)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52.209334947444" calcext:value-type="float">
            <text:p>852.2093349474</text:p>
          </table:table-cell>
          <table:table-cell/>
          <table:table-cell office:value-type="float" office:value="852.209326455497" calcext:value-type="float">
            <text:p>852.2093264555</text:p>
          </table:table-cell>
          <table:table-cell/>
          <table:table-cell table:formula="of:=[.D87]/[.F87]" office:value-type="float" office:value="1.00000000996463" calcext:value-type="float">
            <text:p>1.00000001</text:p>
          </table:table-cell>
          <table:table-cell table:formula="of:=[.D87]-[.F87]" office:value-type="float" office:value="0.00000849194691454613" calcext:value-type="float">
            <text:p>8.49194691454613E-006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52.209334947493" calcext:value-type="float">
            <text:p>852.2093349475</text:p>
          </table:table-cell>
          <table:table-cell/>
          <table:table-cell office:value-type="float" office:value="852.209326455497" calcext:value-type="float">
            <text:p>852.2093264555</text:p>
          </table:table-cell>
          <table:table-cell/>
          <table:table-cell table:formula="of:=[.N87]/[.P87]" office:value-type="float" office:value="1.00000000996468" calcext:value-type="float">
            <text:p>1.00000001</text:p>
          </table:table-cell>
          <table:table-cell table:formula="of:=[.N87]-[.P87]" office:value-type="float" office:value="0.00000849199591357319" calcext:value-type="float">
            <text:p>0.0000084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73.13675733959" calcext:value-type="float">
            <text:p>3073.1367573396</text:p>
          </table:table-cell>
          <table:table-cell/>
          <table:table-cell office:value-type="float" office:value="3073.13672672633" calcext:value-type="float">
            <text:p>3073.1367267263</text:p>
          </table:table-cell>
          <table:table-cell/>
          <table:table-cell table:formula="of:=[.D88]/[.F88]" office:value-type="float" office:value="1.00000000996157" calcext:value-type="float">
            <text:p>1.00000001</text:p>
          </table:table-cell>
          <table:table-cell table:formula="of:=[.D88]-[.F88]" office:value-type="float" office:value="0.000030613260150858" calcext:value-type="float">
            <text:p>3.0613260150858E-005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73.13675733976" calcext:value-type="float">
            <text:p>3073.1367573398</text:p>
          </table:table-cell>
          <table:table-cell/>
          <table:table-cell office:value-type="float" office:value="3073.13672672633" calcext:value-type="float">
            <text:p>3073.1367267263</text:p>
          </table:table-cell>
          <table:table-cell/>
          <table:table-cell table:formula="of:=[.N88]/[.P88]" office:value-type="float" office:value="1.00000000996162" calcext:value-type="float">
            <text:p>1.00000001</text:p>
          </table:table-cell>
          <table:table-cell table:formula="of:=[.N88]-[.P88]" office:value-type="float" office:value="0.0000306134302263672" calcext:value-type="float">
            <text:p>3.06134302263672E-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24.18509532692" calcext:value-type="float">
            <text:p>1224.1850953269</text:p>
          </table:table-cell>
          <table:table-cell/>
          <table:table-cell office:value-type="float" office:value="1224.18508265936" calcext:value-type="float">
            <text:p>1224.1850826594</text:p>
          </table:table-cell>
          <table:table-cell/>
          <table:table-cell table:formula="of:=[.D89]/[.F89]" office:value-type="float" office:value="1.00000001034775" calcext:value-type="float">
            <text:p>1.0000000103</text:p>
          </table:table-cell>
          <table:table-cell table:formula="of:=[.D89]-[.F89]" office:value-type="float" office:value="0.0000126675599858572" calcext:value-type="float">
            <text:p>1.26675599858572E-005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24.185095327" calcext:value-type="float">
            <text:p>1224.185095327</text:p>
          </table:table-cell>
          <table:table-cell/>
          <table:table-cell office:value-type="float" office:value="1224.18508265936" calcext:value-type="float">
            <text:p>1224.1850826594</text:p>
          </table:table-cell>
          <table:table-cell/>
          <table:table-cell table:formula="of:=[.N89]/[.P89]" office:value-type="float" office:value="1.00000001034781" calcext:value-type="float">
            <text:p>1.0000000103</text:p>
          </table:table-cell>
          <table:table-cell table:formula="of:=[.N89]-[.P89]" office:value-type="float" office:value="0.000012667640021391" calcext:value-type="float">
            <text:p>1.2667640021391E-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652419617435" calcext:value-type="float">
            <text:p>-0.2165241962</text:p>
          </table:table-cell>
          <table:table-cell/>
          <table:table-cell office:value-type="float" office:value="-0.216656740802004" calcext:value-type="float">
            <text:p>-0.2166567408</text:p>
          </table:table-cell>
          <table:table-cell/>
          <table:table-cell table:formula="of:=[.D90]/[.F90]" office:value-type="float" office:value="0.999388227538348" calcext:value-type="float">
            <text:p>0.9993882275</text:p>
          </table:table-cell>
          <table:table-cell table:formula="of:=[.D90]-[.F90]" office:value-type="float" office:value="0.000132544627653997" calcext:value-type="float">
            <text:p>0.0001325446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6524195772944" calcext:value-type="float">
            <text:p>-0.2165241958</text:p>
          </table:table-cell>
          <table:table-cell/>
          <table:table-cell office:value-type="float" office:value="-0.216656740802004" calcext:value-type="float">
            <text:p>-0.2166567408</text:p>
          </table:table-cell>
          <table:table-cell/>
          <table:table-cell table:formula="of:=[.N90]/[.P90]" office:value-type="float" office:value="0.99938822568562" calcext:value-type="float">
            <text:p>0.9993882257</text:p>
          </table:table-cell>
          <table:table-cell table:formula="of:=[.N90]-[.P90]" office:value-type="float" office:value="0.000132545029059988" calcext:value-type="float">
            <text:p>0.0001325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50911743951044" calcext:value-type="float">
            <text:p>0.0650911744</text:p>
          </table:table-cell>
          <table:table-cell/>
          <table:table-cell office:value-type="float" office:value="0.0646133496989412" calcext:value-type="float">
            <text:p>0.0646133497</text:p>
          </table:table-cell>
          <table:table-cell/>
          <table:table-cell table:formula="of:=[.D91]/[.F91]" office:value-type="float" office:value="1.00739513890534" calcext:value-type="float">
            <text:p>1.0073951389</text:p>
          </table:table-cell>
          <table:table-cell table:formula="of:=[.D91]-[.F91]" office:value-type="float" office:value="0.000477824696163198" calcext:value-type="float">
            <text:p>0.0004778247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50911758425277" calcext:value-type="float">
            <text:p>0.0650911758</text:p>
          </table:table-cell>
          <table:table-cell/>
          <table:table-cell office:value-type="float" office:value="0.0646133496989412" calcext:value-type="float">
            <text:p>0.0646133497</text:p>
          </table:table-cell>
          <table:table-cell/>
          <table:table-cell table:formula="of:=[.N91]/[.P91]" office:value-type="float" office:value="1.00739516130665" calcext:value-type="float">
            <text:p>1.0073951613</text:p>
          </table:table-cell>
          <table:table-cell table:formula="of:=[.N91]-[.P91]" office:value-type="float" office:value="0.000477826143586504" calcext:value-type="float">
            <text:p>0.00047782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86568028741242" calcext:value-type="float">
            <text:p>0.0018656803</text:p>
          </table:table-cell>
          <table:table-cell/>
          <table:table-cell office:value-type="float" office:value="0.00166999492165148" calcext:value-type="float">
            <text:p>0.0016699949</text:p>
          </table:table-cell>
          <table:table-cell/>
          <table:table-cell table:formula="of:=[.D92]/[.F92]" office:value-type="float" office:value="1.11717722205252" calcext:value-type="float">
            <text:p>1.1171772221</text:p>
          </table:table-cell>
          <table:table-cell table:formula="of:=[.D92]-[.F92]" office:value-type="float" office:value="0.00019568536576094" calcext:value-type="float">
            <text:p>0.0001956854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.00186568086399627" calcext:value-type="float">
            <text:p>0.0018656809</text:p>
          </table:table-cell>
          <table:table-cell/>
          <table:table-cell office:value-type="float" office:value="0.00166999492165148" calcext:value-type="float">
            <text:p>0.0016699949</text:p>
          </table:table-cell>
          <table:table-cell/>
          <table:table-cell table:formula="of:=[.N92]/[.P92]" office:value-type="float" office:value="1.11717756731336" calcext:value-type="float">
            <text:p>1.1171775673</text:p>
          </table:table-cell>
          <table:table-cell table:formula="of:=[.N92]-[.P92]" office:value-type="float" office:value="0.00019568594234479" calcext:value-type="float">
            <text:p>0.00019568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D93]/[.F93]" office:value-type="float" office:value="1" calcext:value-type="float">
            <text:p>1</text:p>
          </table:table-cell>
          <table:table-cell table:formula="of:=[.D93]-[.F9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N93]/[.P93]" office:value-type="float" office:value="1" calcext:value-type="float">
            <text:p>1</text:p>
          </table:table-cell>
          <table:table-cell table:formula="of:=[.N93]-[.P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ridiculous values for position and nan for velocity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: had all nan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 RKF78 (for both):</text:p>
          </table:table-cell>
          <table:table-cell office:value-type="string" calcext:value-type="string">
            <text:p>The program has unexpectedly finished. But works with a tolerance of 1e-7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drag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drag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table:formula="of:=[.D101]/[.F101]" office:value-type="float" office:value="1" calcext:value-type="float">
            <text:p>1</text:p>
          </table:table-cell>
          <table:table-cell table:formula="of:=[.D101]-[.F10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table:formula="of:=[.N101]/[.P101]" office:value-type="float" office:value="1" calcext:value-type="float">
            <text:p>1</text:p>
          </table:table-cell>
          <table:table-cell table:formula="of:=[.N101]-[.P1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table:formula="of:=[.D102]/[.F102]" office:value-type="float" office:value="1" calcext:value-type="float">
            <text:p>1</text:p>
          </table:table-cell>
          <table:table-cell table:formula="of:=[.D102]-[.F10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table:formula="of:=[.N102]/[.P102]" office:value-type="float" office:value="1" calcext:value-type="float">
            <text:p>1</text:p>
          </table:table-cell>
          <table:table-cell table:formula="of:=[.N102]-[.P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table:formula="of:=[.D103]/[.F103]" office:value-type="float" office:value="1" calcext:value-type="float">
            <text:p>1</text:p>
          </table:table-cell>
          <table:table-cell table:formula="of:=[.D103]-[.F10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table:formula="of:=[.N103]/[.P103]" office:value-type="float" office:value="1" calcext:value-type="float">
            <text:p>1</text:p>
          </table:table-cell>
          <table:table-cell table:formula="of:=[.N103]-[.P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table:formula="of:=[.D104]/[.F104]" office:value-type="float" office:value="1" calcext:value-type="float">
            <text:p>1</text:p>
          </table:table-cell>
          <table:table-cell table:formula="of:=[.D104]-[.F10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table:formula="of:=[.N104]/[.P104]" office:value-type="float" office:value="1" calcext:value-type="float">
            <text:p>1</text:p>
          </table:table-cell>
          <table:table-cell table:formula="of:=[.N104]-[.P1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table:formula="of:=[.D105]/[.F105]" office:value-type="float" office:value="1" calcext:value-type="float">
            <text:p>1</text:p>
          </table:table-cell>
          <table:table-cell table:formula="of:=[.D105]-[.F10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table:formula="of:=[.N105]/[.P105]" office:value-type="float" office:value="1" calcext:value-type="float">
            <text:p>1</text:p>
          </table:table-cell>
          <table:table-cell table:formula="of:=[.N105]-[.P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67380753449732E-032" calcext:value-type="float">
            <text:p>6.67380753449732E-032</text:p>
          </table:table-cell>
          <table:table-cell/>
          <table:table-cell table:formula="of:=[.D106]/[.F106]" office:value-type="float" office:value="0" calcext:value-type="float">
            <text:p>0</text:p>
          </table:table-cell>
          <table:table-cell table:formula="of:=[.D106]-[.F106]" office:value-type="float" office:value="-6.67380753449732E-032" calcext:value-type="float">
            <text:p>-6.67380753449732E-032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67380753449732E-032" calcext:value-type="float">
            <text:p>6.67380753449732E-032</text:p>
          </table:table-cell>
          <table:table-cell/>
          <table:table-cell table:formula="of:=[.N106]/[.P106]" office:value-type="float" office:value="0" calcext:value-type="float">
            <text:p>0</text:p>
          </table:table-cell>
          <table:table-cell table:formula="of:=[.N106]-[.P106]" office:value-type="float" office:value="-6.67380753449732E-032" calcext:value-type="float">
            <text:p>-6.67380753449732E-0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107]/[.F107]" office:value-type="float" office:value="1" calcext:value-type="float">
            <text:p>1</text:p>
          </table:table-cell>
          <table:table-cell table:formula="of:=[.D107]-[.F10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107]/[.P107]" office:value-type="float" office:value="1" calcext:value-type="float">
            <text:p>1</text:p>
          </table:table-cell>
          <table:table-cell table:formula="of:=[.N107]-[.P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ridiculous values for both position and velocity. Also, V_R was not 0!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: all nan and has a small V_R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 RKF78 (for both):</text:p>
          </table:table-cell>
          <table:table-cell office:value-type="string" calcext:value-type="string">
            <text:p>There should not be any change in velocity because the V_R = 0!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table:formula="of:=[.D115]/[.F115]" office:value-type="float" office:value="1" calcext:value-type="float">
            <text:p>1</text:p>
          </table:table-cell>
          <table:table-cell table:formula="of:=[.D115]-[.F1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table:formula="of:=[.N115]/[.P115]" office:value-type="float" office:value="1" calcext:value-type="float">
            <text:p>1</text:p>
          </table:table-cell>
          <table:table-cell table:formula="of:=[.N115]-[.P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table:formula="of:=[.D116]/[.F116]" office:value-type="float" office:value="1" calcext:value-type="float">
            <text:p>1</text:p>
          </table:table-cell>
          <table:table-cell table:formula="of:=[.D116]-[.F1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table:formula="of:=[.N116]/[.P116]" office:value-type="float" office:value="1" calcext:value-type="float">
            <text:p>1</text:p>
          </table:table-cell>
          <table:table-cell table:formula="of:=[.N116]-[.P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table:formula="of:=[.D117]/[.F117]" office:value-type="float" office:value="1" calcext:value-type="float">
            <text:p>1</text:p>
          </table:table-cell>
          <table:table-cell table:formula="of:=[.D117]-[.F1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table:formula="of:=[.N117]/[.P117]" office:value-type="float" office:value="1" calcext:value-type="float">
            <text:p>1</text:p>
          </table:table-cell>
          <table:table-cell table:formula="of:=[.N117]-[.P1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table:formula="of:=[.D118]/[.F118]" office:value-type="float" office:value="1" calcext:value-type="float">
            <text:p>1</text:p>
          </table:table-cell>
          <table:table-cell table:formula="of:=[.D118]-[.F1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table:formula="of:=[.N118]/[.P118]" office:value-type="float" office:value="1" calcext:value-type="float">
            <text:p>1</text:p>
          </table:table-cell>
          <table:table-cell table:formula="of:=[.N118]-[.P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table:formula="of:=[.D119]/[.F119]" office:value-type="float" office:value="1" calcext:value-type="float">
            <text:p>1</text:p>
          </table:table-cell>
          <table:table-cell table:formula="of:=[.D119]-[.F11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table:formula="of:=[.N119]/[.P119]" office:value-type="float" office:value="1" calcext:value-type="float">
            <text:p>1</text:p>
          </table:table-cell>
          <table:table-cell table:formula="of:=[.N119]-[.P1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D120]/[.F120]" office:value-type="string" office:string-value="" calcext:value-type="error">
            <text:p>#DIV/0!</text:p>
          </table:table-cell>
          <table:table-cell table:formula="of:=[.D120]-[.F1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N120]/[.P120]" office:value-type="string" office:string-value="" calcext:value-type="error">
            <text:p>#DIV/0!</text:p>
          </table:table-cell>
          <table:table-cell table:formula="of:=[.N120]-[.P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121]/[.F121]" office:value-type="float" office:value="1" calcext:value-type="float">
            <text:p>1</text:p>
          </table:table-cell>
          <table:table-cell table:formula="of:=[.D121]-[.F12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121]/[.P121]" office:value-type="float" office:value="1" calcext:value-type="float">
            <text:p>1</text:p>
          </table:table-cell>
          <table:table-cell table:formula="of:=[.N121]-[.P121]" office:value-type="float" office:value="0" calcext:value-type="float">
            <text:p>0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34208841" calcext:value-type="float">
            <text:p>847.0701342088</text:p>
          </table:table-cell>
          <table:table-cell/>
          <table:table-cell office:value-type="float" office:value="847.070125719778" calcext:value-type="float">
            <text:p>847.0701257198</text:p>
          </table:table-cell>
          <table:table-cell/>
          <table:table-cell table:formula="of:=[.D129]/[.F129]" office:value-type="float" office:value="1.00000001002168" calcext:value-type="float">
            <text:p>1.00000001</text:p>
          </table:table-cell>
          <table:table-cell table:formula="of:=[.D129]-[.F129]" office:value-type="float" office:value="0.00000848906290684681" calcext:value-type="float">
            <text:p>8.48906290684681E-006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13420889" calcext:value-type="float">
            <text:p>847.0701342089</text:p>
          </table:table-cell>
          <table:table-cell/>
          <table:table-cell office:value-type="float" office:value="847.070125719778" calcext:value-type="float">
            <text:p>847.0701257198</text:p>
          </table:table-cell>
          <table:table-cell/>
          <table:table-cell table:formula="of:=[.N129]/[.P129]" office:value-type="float" office:value="1.00000001002173" calcext:value-type="float">
            <text:p>1.00000001</text:p>
          </table:table-cell>
          <table:table-cell table:formula="of:=[.N129]-[.P129]" office:value-type="float" office:value="0.00000848911190587387" calcext:value-type="float">
            <text:p>8.48911190587387E-0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37797501" calcext:value-type="float">
            <text:p>3054.604377975</text:p>
          </table:table-cell>
          <table:table-cell/>
          <table:table-cell office:value-type="float" office:value="3054.60434737216" calcext:value-type="float">
            <text:p>3054.6043473722</text:p>
          </table:table-cell>
          <table:table-cell/>
          <table:table-cell table:formula="of:=[.D130]/[.F130]" office:value-type="float" office:value="1.0000000100186" calcext:value-type="float">
            <text:p>1.00000001</text:p>
          </table:table-cell>
          <table:table-cell table:formula="of:=[.D130]-[.F130]" office:value-type="float" office:value="0.0000306028496197541" calcext:value-type="float">
            <text:p>3.06028496197541E-005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437797519" calcext:value-type="float">
            <text:p>3054.6043779752</text:p>
          </table:table-cell>
          <table:table-cell/>
          <table:table-cell office:value-type="float" office:value="3054.60434737216" calcext:value-type="float">
            <text:p>3054.6043473722</text:p>
          </table:table-cell>
          <table:table-cell/>
          <table:table-cell table:formula="of:=[.N130]/[.P130]" office:value-type="float" office:value="1.00000001001866" calcext:value-type="float">
            <text:p>1.00000001</text:p>
          </table:table-cell>
          <table:table-cell table:formula="of:=[.N130]-[.P130]" office:value-type="float" office:value="0.0000306030296997051" calcext:value-type="float">
            <text:p>0.0000306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71556629" calcext:value-type="float">
            <text:p>1216.8027155663</text:p>
          </table:table-cell>
          <table:table-cell/>
          <table:table-cell office:value-type="float" office:value="1216.80270287053" calcext:value-type="float">
            <text:p>1216.8027028705</text:p>
          </table:table-cell>
          <table:table-cell/>
          <table:table-cell table:formula="of:=[.D131]/[.F131]" office:value-type="float" office:value="1.0000000104337" calcext:value-type="float">
            <text:p>1.0000000104</text:p>
          </table:table-cell>
          <table:table-cell table:formula="of:=[.D131]-[.F131]" office:value-type="float" office:value="0.0000126957600059541" calcext:value-type="float">
            <text:p>1.26957600059541E-005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71556636" calcext:value-type="float">
            <text:p>1216.8027155664</text:p>
          </table:table-cell>
          <table:table-cell/>
          <table:table-cell office:value-type="float" office:value="1216.80270287053" calcext:value-type="float">
            <text:p>1216.8027028705</text:p>
          </table:table-cell>
          <table:table-cell/>
          <table:table-cell table:formula="of:=[.N131]/[.P131]" office:value-type="float" office:value="1.00000001043376" calcext:value-type="float">
            <text:p>1.0000000104</text:p>
          </table:table-cell>
          <table:table-cell table:formula="of:=[.N131]-[.P131]" office:value-type="float" office:value="0.0000126958298096724" calcext:value-type="float">
            <text:p>1.26958298096724E-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210626289095" calcext:value-type="float">
            <text:p>-0.2152106263</text:p>
          </table:table-cell>
          <table:table-cell/>
          <table:table-cell office:value-type="float" office:value="-0.21534314241184" calcext:value-type="float">
            <text:p>-0.2153431424</text:p>
          </table:table-cell>
          <table:table-cell/>
          <table:table-cell table:formula="of:=[.D132]/[.F132]" office:value-type="float" office:value="0.999384628081207" calcext:value-type="float">
            <text:p>0.9993846281</text:p>
          </table:table-cell>
          <table:table-cell table:formula="of:=[.D132]-[.F132]" office:value-type="float" office:value="0.00013251612274498" calcext:value-type="float">
            <text:p>0.0001325161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5210625887689" calcext:value-type="float">
            <text:p>-0.2152106259</text:p>
          </table:table-cell>
          <table:table-cell/>
          <table:table-cell office:value-type="float" office:value="-0.21534314241184" calcext:value-type="float">
            <text:p>-0.2153431424</text:p>
          </table:table-cell>
          <table:table-cell/>
          <table:table-cell table:formula="of:=[.N132]/[.P132]" office:value-type="float" office:value="0.999384626217177" calcext:value-type="float">
            <text:p>0.9993846262</text:p>
          </table:table-cell>
          <table:table-cell table:formula="of:=[.N132]-[.P132]" office:value-type="float" office:value="0.000132516524150972" calcext:value-type="float">
            <text:p>0.00013251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47268892255855" calcext:value-type="float">
            <text:p>0.0647268892</text:p>
          </table:table-cell>
          <table:table-cell/>
          <table:table-cell office:value-type="float" office:value="0.0642491673176015" calcext:value-type="float">
            <text:p>0.0642491673</text:p>
          </table:table-cell>
          <table:table-cell/>
          <table:table-cell table:formula="of:=[.D133]/[.F133]" office:value-type="float" office:value="1.00743545679935" calcext:value-type="float">
            <text:p>1.0074354568</text:p>
          </table:table-cell>
          <table:table-cell table:formula="of:=[.D133]-[.F133]" office:value-type="float" office:value="0.000477721907984008" calcext:value-type="float">
            <text:p>0.0004777219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47268906730088" calcext:value-type="float">
            <text:p>0.0647268907</text:p>
          </table:table-cell>
          <table:table-cell/>
          <table:table-cell office:value-type="float" office:value="0.0642491673176015" calcext:value-type="float">
            <text:p>0.0642491673</text:p>
          </table:table-cell>
          <table:table-cell/>
          <table:table-cell table:formula="of:=[.N133]/[.P133]" office:value-type="float" office:value="1.00743547932763" calcext:value-type="float">
            <text:p>1.0074354793</text:p>
          </table:table-cell>
          <table:table-cell table:formula="of:=[.N133]-[.P133]" office:value-type="float" office:value="0.0004777233554073" calcext:value-type="float">
            <text:p>0.00047772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86568028741242" calcext:value-type="float">
            <text:p>0.0018656803</text:p>
          </table:table-cell>
          <table:table-cell/>
          <table:table-cell office:value-type="float" office:value="0.00166971620003308" calcext:value-type="float">
            <text:p>0.0016697162</text:p>
          </table:table-cell>
          <table:table-cell/>
          <table:table-cell table:formula="of:=[.D134]/[.F134]" office:value-type="float" office:value="1.11736370969837" calcext:value-type="float">
            <text:p>1.1173637097</text:p>
          </table:table-cell>
          <table:table-cell table:formula="of:=[.D134]-[.F134]" office:value-type="float" office:value="0.00019596408737934" calcext:value-type="float">
            <text:p>0.0001959641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.00186568086399627" calcext:value-type="float">
            <text:p>0.0018656809</text:p>
          </table:table-cell>
          <table:table-cell/>
          <table:table-cell office:value-type="float" office:value="0.00166971620003308" calcext:value-type="float">
            <text:p>0.0016697162</text:p>
          </table:table-cell>
          <table:table-cell/>
          <table:table-cell table:formula="of:=[.N134]/[.P134]" office:value-type="float" office:value="1.11736405501684" calcext:value-type="float">
            <text:p>1.117364055</text:p>
          </table:table-cell>
          <table:table-cell table:formula="of:=[.N134]-[.P134]" office:value-type="float" office:value="0.00019596466396319" calcext:value-type="float">
            <text:p>0.00019596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D135]/[.F135]" office:value-type="float" office:value="1" calcext:value-type="float">
            <text:p>1</text:p>
          </table:table-cell>
          <table:table-cell table:formula="of:=[.D135]-[.F1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N135]/[.P135]" office:value-type="float" office:value="1" calcext:value-type="float">
            <text:p>1</text:p>
          </table:table-cell>
          <table:table-cell table:formula="of:=[.N135]-[.P1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ridiculous values for position and nan for velocity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drag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drag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table:formula="of:=[.D143]/[.F143]" office:value-type="float" office:value="1" calcext:value-type="float">
            <text:p>1</text:p>
          </table:table-cell>
          <table:table-cell table:formula="of:=[.D143]-[.F14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table:formula="of:=[.N143]/[.P143]" office:value-type="float" office:value="1" calcext:value-type="float">
            <text:p>1</text:p>
          </table:table-cell>
          <table:table-cell table:formula="of:=[.N143]-[.P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table:formula="of:=[.D144]/[.F144]" office:value-type="float" office:value="1" calcext:value-type="float">
            <text:p>1</text:p>
          </table:table-cell>
          <table:table-cell table:formula="of:=[.D144]-[.F14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table:formula="of:=[.N144]/[.P144]" office:value-type="float" office:value="1" calcext:value-type="float">
            <text:p>1</text:p>
          </table:table-cell>
          <table:table-cell table:formula="of:=[.N144]-[.P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table:formula="of:=[.D145]/[.F145]" office:value-type="float" office:value="1" calcext:value-type="float">
            <text:p>1</text:p>
          </table:table-cell>
          <table:table-cell table:formula="of:=[.D145]-[.F14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table:formula="of:=[.N145]/[.P145]" office:value-type="float" office:value="1" calcext:value-type="float">
            <text:p>1</text:p>
          </table:table-cell>
          <table:table-cell table:formula="of:=[.N145]-[.P1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table:formula="of:=[.D146]/[.F146]" office:value-type="float" office:value="1" calcext:value-type="float">
            <text:p>1</text:p>
          </table:table-cell>
          <table:table-cell table:formula="of:=[.D146]-[.F14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table:formula="of:=[.N146]/[.P146]" office:value-type="float" office:value="1" calcext:value-type="float">
            <text:p>1</text:p>
          </table:table-cell>
          <table:table-cell table:formula="of:=[.N146]-[.P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table:formula="of:=[.D147]/[.F147]" office:value-type="float" office:value="1" calcext:value-type="float">
            <text:p>1</text:p>
          </table:table-cell>
          <table:table-cell table:formula="of:=[.D147]-[.F14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table:formula="of:=[.N147]/[.P147]" office:value-type="float" office:value="1" calcext:value-type="float">
            <text:p>1</text:p>
          </table:table-cell>
          <table:table-cell table:formula="of:=[.N147]-[.P1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98198207023653E-031" calcext:value-type="float">
            <text:p>1.98198207023653E-031</text:p>
          </table:table-cell>
          <table:table-cell/>
          <table:table-cell table:formula="of:=[.D148]/[.F148]" office:value-type="float" office:value="0" calcext:value-type="float">
            <text:p>0</text:p>
          </table:table-cell>
          <table:table-cell table:formula="of:=[.D148]-[.F148]" office:value-type="float" office:value="-1.98198207023653E-031" calcext:value-type="float">
            <text:p>-1.98198207023653E-031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98198207023653E-031" calcext:value-type="float">
            <text:p>1.98198207023653E-031</text:p>
          </table:table-cell>
          <table:table-cell/>
          <table:table-cell table:formula="of:=[.N148]/[.P148]" office:value-type="float" office:value="0" calcext:value-type="float">
            <text:p>0</text:p>
          </table:table-cell>
          <table:table-cell table:formula="of:=[.N148]-[.P148]" office:value-type="float" office:value="-1.98198207023653E-031" calcext:value-type="float">
            <text:p>-1.98198207023653E-0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149]/[.F149]" office:value-type="float" office:value="1" calcext:value-type="float">
            <text:p>1</text:p>
          </table:table-cell>
          <table:table-cell table:formula="of:=[.D149]-[.F14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149]/[.P149]" office:value-type="float" office:value="1" calcext:value-type="float">
            <text:p>1</text:p>
          </table:table-cell>
          <table:table-cell table:formula="of:=[.N149]-[.P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 RKF78 (for both):</text:p>
          </table:table-cell>
          <table:table-cell office:value-type="string" calcext:value-type="string">
            <text:p>There should not be any change in velocity because the V_R = 0!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6"/>
        </table:table-row>
      </table:table>
      <table:table table:name="Thrust" table:style-name="ta1">
        <table:table-column table:style-name="co1" table:number-columns-repeated="27" table:default-cell-style-name="Default"/>
        <table:table-row table:style-name="ro1" table:number-rows-repeated="7">
          <table:table-cell table:number-columns-repeated="27"/>
        </table:table-row>
        <table:table-row table:style-name="ro1">
          <table:table-cell/>
          <table:table-cell table:style-name="ce1" table:formula="of:=[All.A85]" office:value-type="string" office:string-value="Accelerations:" calcext:value-type="string">
            <text:p>Accelerations:</text:p>
          </table:table-cell>
          <table:table-cell table:style-name="ce1" table:formula="of:=[All.B85]" office:value-type="string" office:string-value="Only thrust, initial altitude of 20 km MOLA" calcext:value-type="string">
            <text:p>Only thrust, initial altitude of 20 km MOLA</text:p>
          </table:table-cell>
          <table:table-cell table:number-columns-repeated="7"/>
          <table:table-cell office:value-type="string" calcext:value-type="string">
            <text:p>.</text:p>
          </table:table-cell>
          <table:table-cell table:style-name="ce1" table:formula="of:=[All.K85]" office:value-type="string" office:string-value="Accelerations:" calcext:value-type="string">
            <text:p>Accelerations:</text:p>
          </table:table-cell>
          <table:table-cell table:style-name="ce1" table:formula="of:=[All.L85]" office:value-type="string" office:string-value="Only thrust, initial altitude of 20 km MOLA" calcext:value-type="string">
            <text:p>Only thrust, initial altitude of 20 km MOLA</text:p>
          </table:table-cell>
          <table:table-cell table:number-columns-repeated="7"/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/>
          <table:table-cell table:style-name="ce1" table:formula="of:=[All.A86]" office:value-type="string" office:string-value="TSI Order" calcext:value-type="string">
            <text:p>TSI Order</text:p>
          </table:table-cell>
          <table:table-cell table:style-name="ce1" table:formula="of:=[All.B86]" office:value-type="float" office:value="8" calcext:value-type="float">
            <text:p>8</text:p>
          </table:table-cell>
          <table:table-cell table:style-name="ce1"/>
          <table:table-cell table:style-name="ce1" table:formula="of:=[All.D86]" office:value-type="string" office:string-value="TSI" calcext:value-type="string">
            <text:p>TSI</text:p>
          </table:table-cell>
          <table:table-cell table:style-name="ce1"/>
          <table:table-cell table:style-name="ce1" table:formula="of:=[All.F86]" office:value-type="string" office:string-value="RKF78" calcext:value-type="string">
            <text:p>RKF78</text:p>
          </table:table-cell>
          <table:table-cell table:style-name="ce1"/>
          <table:table-cell table:style-name="ce1" table:formula="of:=[All.H86]" office:value-type="string" office:string-value="Differences" calcext:value-type="string">
            <text:p>Differences</text:p>
          </table:table-cell>
          <table:table-cell table:number-columns-repeated="2"/>
          <table:table-cell table:style-name="ce1" table:formula="of:=[All.K86]" office:value-type="string" office:string-value="TSI Order" calcext:value-type="string">
            <text:p>TSI Order</text:p>
          </table:table-cell>
          <table:table-cell table:style-name="ce1" table:formula="of:=[All.L86]" office:value-type="float" office:value="20" calcext:value-type="float">
            <text:p>20</text:p>
          </table:table-cell>
          <table:table-cell/>
          <table:table-cell table:style-name="ce1" table:formula="of:=[All.N86]" office:value-type="string" office:string-value="TSI" calcext:value-type="string">
            <text:p>TSI</text:p>
          </table:table-cell>
          <table:table-cell/>
          <table:table-cell table:style-name="ce1" table:formula="of:=[All.P86]" office:value-type="string" office:string-value="RKF78" calcext:value-type="string">
            <text:p>RKF78</text:p>
          </table:table-cell>
          <table:table-cell/>
          <table:table-cell table:style-name="ce1" table:formula="of:=[All.R86]" office:value-type="string" office:string-value="Differences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All.B87]" office:value-type="string" office:string-value="x Position" calcext:value-type="string">
            <text:p>x Position</text:p>
          </table:table-cell>
          <table:table-cell/>
          <table:table-cell table:formula="of:=[All.D87]" office:value-type="float" office:value="852.209334947444" calcext:value-type="float">
            <text:p>852.2093349474</text:p>
          </table:table-cell>
          <table:table-cell/>
          <table:table-cell table:formula="of:=[All.F87]" office:value-type="float" office:value="852.209326455497" calcext:value-type="float">
            <text:p>852.2093264555</text:p>
          </table:table-cell>
          <table:table-cell/>
          <table:table-cell table:formula="of:=[All.H87]" office:value-type="float" office:value="1.00000000996463" calcext:value-type="float">
            <text:p>1.00000001</text:p>
          </table:table-cell>
          <table:table-cell table:formula="of:=[All.I87]" office:value-type="float" office:value="0.00000849194691454613" calcext:value-type="float">
            <text:p>8.49194691454613E-006</text:p>
          </table:table-cell>
          <table:table-cell table:number-columns-repeated="2"/>
          <table:table-cell table:formula="of:=[All.L87]" office:value-type="string" office:string-value="x Position" calcext:value-type="string">
            <text:p>x Position</text:p>
          </table:table-cell>
          <table:table-cell/>
          <table:table-cell table:formula="of:=[All.N87]" office:value-type="float" office:value="852.209334947493" calcext:value-type="float">
            <text:p>852.2093349475</text:p>
          </table:table-cell>
          <table:table-cell/>
          <table:table-cell table:formula="of:=[All.P87]" office:value-type="float" office:value="852.209326455497" calcext:value-type="float">
            <text:p>852.2093264555</text:p>
          </table:table-cell>
          <table:table-cell/>
          <table:table-cell table:formula="of:=[All.R87]" office:value-type="float" office:value="1.00000000996468" calcext:value-type="float">
            <text:p>1.00000001</text:p>
          </table:table-cell>
          <table:table-cell table:formula="of:=[All.S87]" office:value-type="float" office:value="0.00000849199591357319" calcext:value-type="float">
            <text:p>0.00000849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88]" office:value-type="string" office:string-value="y Position" calcext:value-type="string">
            <text:p>y Position</text:p>
          </table:table-cell>
          <table:table-cell/>
          <table:table-cell table:formula="of:=[All.D88]" office:value-type="float" office:value="3073.13675733959" calcext:value-type="float">
            <text:p>3073.1367573396</text:p>
          </table:table-cell>
          <table:table-cell/>
          <table:table-cell table:formula="of:=[All.F88]" office:value-type="float" office:value="3073.13672672633" calcext:value-type="float">
            <text:p>3073.1367267263</text:p>
          </table:table-cell>
          <table:table-cell/>
          <table:table-cell table:formula="of:=[All.H88]" office:value-type="float" office:value="1.00000000996157" calcext:value-type="float">
            <text:p>1.00000001</text:p>
          </table:table-cell>
          <table:table-cell table:formula="of:=[All.I88]" office:value-type="float" office:value="0.000030613260150858" calcext:value-type="float">
            <text:p>3.0613260150858E-005</text:p>
          </table:table-cell>
          <table:table-cell table:number-columns-repeated="2"/>
          <table:table-cell table:formula="of:=[All.L88]" office:value-type="string" office:string-value="y Position" calcext:value-type="string">
            <text:p>y Position</text:p>
          </table:table-cell>
          <table:table-cell/>
          <table:table-cell table:formula="of:=[All.N88]" office:value-type="float" office:value="3073.13675733976" calcext:value-type="float">
            <text:p>3073.1367573398</text:p>
          </table:table-cell>
          <table:table-cell/>
          <table:table-cell table:formula="of:=[All.P88]" office:value-type="float" office:value="3073.13672672633" calcext:value-type="float">
            <text:p>3073.1367267263</text:p>
          </table:table-cell>
          <table:table-cell/>
          <table:table-cell table:formula="of:=[All.R88]" office:value-type="float" office:value="1.00000000996162" calcext:value-type="float">
            <text:p>1.00000001</text:p>
          </table:table-cell>
          <table:table-cell table:formula="of:=[All.S88]" office:value-type="float" office:value="0.0000306134302263672" calcext:value-type="float">
            <text:p>3.06134302263672E-0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89]" office:value-type="string" office:string-value="z Position" calcext:value-type="string">
            <text:p>z Position</text:p>
          </table:table-cell>
          <table:table-cell/>
          <table:table-cell table:formula="of:=[All.D89]" office:value-type="float" office:value="1224.18509532692" calcext:value-type="float">
            <text:p>1224.1850953269</text:p>
          </table:table-cell>
          <table:table-cell/>
          <table:table-cell table:formula="of:=[All.F89]" office:value-type="float" office:value="1224.18508265936" calcext:value-type="float">
            <text:p>1224.1850826594</text:p>
          </table:table-cell>
          <table:table-cell/>
          <table:table-cell table:formula="of:=[All.H89]" office:value-type="float" office:value="1.00000001034775" calcext:value-type="float">
            <text:p>1.0000000103</text:p>
          </table:table-cell>
          <table:table-cell table:formula="of:=[All.I89]" office:value-type="float" office:value="0.0000126675599858572" calcext:value-type="float">
            <text:p>1.26675599858572E-005</text:p>
          </table:table-cell>
          <table:table-cell table:number-columns-repeated="2"/>
          <table:table-cell table:formula="of:=[All.L89]" office:value-type="string" office:string-value="z Position" calcext:value-type="string">
            <text:p>z Position</text:p>
          </table:table-cell>
          <table:table-cell/>
          <table:table-cell table:formula="of:=[All.N89]" office:value-type="float" office:value="1224.185095327" calcext:value-type="float">
            <text:p>1224.185095327</text:p>
          </table:table-cell>
          <table:table-cell/>
          <table:table-cell table:formula="of:=[All.P89]" office:value-type="float" office:value="1224.18508265936" calcext:value-type="float">
            <text:p>1224.1850826594</text:p>
          </table:table-cell>
          <table:table-cell/>
          <table:table-cell table:formula="of:=[All.R89]" office:value-type="float" office:value="1.00000001034781" calcext:value-type="float">
            <text:p>1.0000000103</text:p>
          </table:table-cell>
          <table:table-cell table:formula="of:=[All.S89]" office:value-type="float" office:value="0.000012667640021391" calcext:value-type="float">
            <text:p>1.2667640021391E-0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90]" office:value-type="string" office:string-value="x Velocity" calcext:value-type="string">
            <text:p>x Velocity</text:p>
          </table:table-cell>
          <table:table-cell/>
          <table:table-cell table:formula="of:=[All.D90]" office:value-type="float" office:value="-0.21652419617435" calcext:value-type="float">
            <text:p>-0.2165241962</text:p>
          </table:table-cell>
          <table:table-cell/>
          <table:table-cell table:formula="of:=[All.F90]" office:value-type="float" office:value="-0.216656740802004" calcext:value-type="float">
            <text:p>-0.2166567408</text:p>
          </table:table-cell>
          <table:table-cell/>
          <table:table-cell table:formula="of:=[All.H90]" office:value-type="float" office:value="0.999388227538348" calcext:value-type="float">
            <text:p>0.9993882275</text:p>
          </table:table-cell>
          <table:table-cell table:formula="of:=[All.I90]" office:value-type="float" office:value="0.000132544627653997" calcext:value-type="float">
            <text:p>0.0001325446</text:p>
          </table:table-cell>
          <table:table-cell table:number-columns-repeated="2"/>
          <table:table-cell table:formula="of:=[All.L90]" office:value-type="string" office:string-value="x Velocity" calcext:value-type="string">
            <text:p>x Velocity</text:p>
          </table:table-cell>
          <table:table-cell/>
          <table:table-cell table:formula="of:=[All.N90]" office:value-type="float" office:value="-0.216524195772944" calcext:value-type="float">
            <text:p>-0.2165241958</text:p>
          </table:table-cell>
          <table:table-cell/>
          <table:table-cell table:formula="of:=[All.P90]" office:value-type="float" office:value="-0.216656740802004" calcext:value-type="float">
            <text:p>-0.2166567408</text:p>
          </table:table-cell>
          <table:table-cell/>
          <table:table-cell table:formula="of:=[All.R90]" office:value-type="float" office:value="0.99938822568562" calcext:value-type="float">
            <text:p>0.9993882257</text:p>
          </table:table-cell>
          <table:table-cell table:formula="of:=[All.S90]" office:value-type="float" office:value="0.000132545029059988" calcext:value-type="float">
            <text:p>0.00013254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91]" office:value-type="string" office:string-value="y Velocity" calcext:value-type="string">
            <text:p>y Velocity</text:p>
          </table:table-cell>
          <table:table-cell/>
          <table:table-cell table:formula="of:=[All.D91]" office:value-type="float" office:value="0.0650911743951044" calcext:value-type="float">
            <text:p>0.0650911744</text:p>
          </table:table-cell>
          <table:table-cell/>
          <table:table-cell table:formula="of:=[All.F91]" office:value-type="float" office:value="0.0646133496989412" calcext:value-type="float">
            <text:p>0.0646133497</text:p>
          </table:table-cell>
          <table:table-cell/>
          <table:table-cell table:formula="of:=[All.H91]" office:value-type="float" office:value="1.00739513890534" calcext:value-type="float">
            <text:p>1.0073951389</text:p>
          </table:table-cell>
          <table:table-cell table:formula="of:=[All.I91]" office:value-type="float" office:value="0.000477824696163198" calcext:value-type="float">
            <text:p>0.0004778247</text:p>
          </table:table-cell>
          <table:table-cell table:number-columns-repeated="2"/>
          <table:table-cell table:formula="of:=[All.L91]" office:value-type="string" office:string-value="y Velocity" calcext:value-type="string">
            <text:p>y Velocity</text:p>
          </table:table-cell>
          <table:table-cell/>
          <table:table-cell table:formula="of:=[All.N91]" office:value-type="float" office:value="0.0650911758425277" calcext:value-type="float">
            <text:p>0.0650911758</text:p>
          </table:table-cell>
          <table:table-cell/>
          <table:table-cell table:formula="of:=[All.P91]" office:value-type="float" office:value="0.0646133496989412" calcext:value-type="float">
            <text:p>0.0646133497</text:p>
          </table:table-cell>
          <table:table-cell/>
          <table:table-cell table:formula="of:=[All.R91]" office:value-type="float" office:value="1.00739516130665" calcext:value-type="float">
            <text:p>1.0073951613</text:p>
          </table:table-cell>
          <table:table-cell table:formula="of:=[All.S91]" office:value-type="float" office:value="0.000477826143586504" calcext:value-type="float">
            <text:p>0.000477826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92]" office:value-type="string" office:string-value="z Velocity" calcext:value-type="string">
            <text:p>z Velocity</text:p>
          </table:table-cell>
          <table:table-cell/>
          <table:table-cell table:formula="of:=[All.D92]" office:value-type="float" office:value="0.00186568028741242" calcext:value-type="float">
            <text:p>0.0018656803</text:p>
          </table:table-cell>
          <table:table-cell/>
          <table:table-cell table:formula="of:=[All.F92]" office:value-type="float" office:value="0.00166999492165148" calcext:value-type="float">
            <text:p>0.0016699949</text:p>
          </table:table-cell>
          <table:table-cell/>
          <table:table-cell table:formula="of:=[All.H92]" office:value-type="float" office:value="1.11717722205252" calcext:value-type="float">
            <text:p>1.1171772221</text:p>
          </table:table-cell>
          <table:table-cell table:formula="of:=[All.I92]" office:value-type="float" office:value="0.00019568536576094" calcext:value-type="float">
            <text:p>0.0001956854</text:p>
          </table:table-cell>
          <table:table-cell table:number-columns-repeated="2"/>
          <table:table-cell table:formula="of:=[All.L92]" office:value-type="string" office:string-value="z Velocity" calcext:value-type="string">
            <text:p>z Velocity</text:p>
          </table:table-cell>
          <table:table-cell/>
          <table:table-cell table:formula="of:=[All.N92]" office:value-type="float" office:value="0.00186568086399627" calcext:value-type="float">
            <text:p>0.0018656809</text:p>
          </table:table-cell>
          <table:table-cell/>
          <table:table-cell table:formula="of:=[All.P92]" office:value-type="float" office:value="0.00166999492165148" calcext:value-type="float">
            <text:p>0.0016699949</text:p>
          </table:table-cell>
          <table:table-cell/>
          <table:table-cell table:formula="of:=[All.R92]" office:value-type="float" office:value="1.11717756731336" calcext:value-type="float">
            <text:p>1.1171775673</text:p>
          </table:table-cell>
          <table:table-cell table:formula="of:=[All.S92]" office:value-type="float" office:value="0.00019568594234479" calcext:value-type="float">
            <text:p>0.000195685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93]" office:value-type="string" office:string-value="mass MAV" calcext:value-type="string">
            <text:p>mass MAV</text:p>
          </table:table-cell>
          <table:table-cell/>
          <table:table-cell table:formula="of:=[All.D93]" office:value-type="float" office:value="226.671059286136" calcext:value-type="float">
            <text:p>226.6710592861</text:p>
          </table:table-cell>
          <table:table-cell/>
          <table:table-cell table:formula="of:=[All.F93]" office:value-type="float" office:value="226.671059286136" calcext:value-type="float">
            <text:p>226.6710592861</text:p>
          </table:table-cell>
          <table:table-cell/>
          <table:table-cell table:formula="of:=[All.H93]" office:value-type="float" office:value="1" calcext:value-type="float">
            <text:p>1</text:p>
          </table:table-cell>
          <table:table-cell table:formula="of:=[All.I93]" office:value-type="float" office:value="0" calcext:value-type="float">
            <text:p>0</text:p>
          </table:table-cell>
          <table:table-cell table:number-columns-repeated="2"/>
          <table:table-cell table:formula="of:=[All.L93]" office:value-type="string" office:string-value="mass MAV" calcext:value-type="string">
            <text:p>mass MAV</text:p>
          </table:table-cell>
          <table:table-cell/>
          <table:table-cell table:formula="of:=[All.N93]" office:value-type="float" office:value="226.671059286136" calcext:value-type="float">
            <text:p>226.6710592861</text:p>
          </table:table-cell>
          <table:table-cell/>
          <table:table-cell table:formula="of:=[All.P93]" office:value-type="float" office:value="226.671059286136" calcext:value-type="float">
            <text:p>226.6710592861</text:p>
          </table:table-cell>
          <table:table-cell/>
          <table:table-cell table:formula="of:=[All.R93]" office:value-type="float" office:value="1" calcext:value-type="float">
            <text:p>1</text:p>
          </table:table-cell>
          <table:table-cell table:formula="of:=[All.S9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 table:formula="of:=[All.A95]" office:value-type="string" office:string-value="Note:" calcext:value-type="string">
            <text:p>Note:</text:p>
          </table:table-cell>
          <table:table-cell table:style-name="ce1" table:formula="of:=[All.B95]" office:value-type="string" office:string-value="Second step had ridiculous values for position and nan for velocity" calcext:value-type="string">
            <text:p>Second step had ridiculous values for position and nan for velocity</text:p>
          </table:table-cell>
          <table:table-cell table:number-columns-repeated="7"/>
          <table:table-cell table:formula="of:=[All.J95]" office:value-type="string" office:string-value="." calcext:value-type="string">
            <text:p>.</text:p>
          </table:table-cell>
          <table:table-cell table:style-name="ce1" table:formula="of:=[All.K95]" office:value-type="string" office:string-value="Note:" calcext:value-type="string">
            <text:p>Note:</text:p>
          </table:table-cell>
          <table:table-cell table:style-name="ce1" table:formula="of:=[All.L95]" office:value-type="string" office:string-value="Second step: had all nan" calcext:value-type="string">
            <text:p>Second step: had all nan</text:p>
          </table:table-cell>
          <table:table-cell table:number-columns-repeated="7"/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/>
          <table:table-cell table:style-name="ce1" table:formula="of:=[All.A96]" office:value-type="string" office:string-value="Note RKF78 (for both):" calcext:value-type="string">
            <text:p>Note RKF78 (for both):</text:p>
          </table:table-cell>
          <table:table-cell table:style-name="ce1" table:formula="of:=[All.B96]" office:value-type="string" office:string-value="The program has unexpectedly finished. But works with a tolerance of 1e-7" calcext:value-type="string">
            <text:p>The program has unexpectedly finished. But works with a tolerance of 1e-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 table:number-rows-repeated="2">
          <table:table-cell/>
          <table:table-cell table:style-name="ce1" table:number-columns-repeated="19"/>
          <table:table-cell table:number-columns-repeated="7"/>
        </table:table-row>
        <table:table-row table:style-name="ro1">
          <table:table-cell/>
          <table:table-cell table:style-name="ce1" table:formula="of:=[All.A127]" office:value-type="string" office:string-value="Accelerations:" calcext:value-type="string">
            <text:p>Accelerations:</text:p>
          </table:table-cell>
          <table:table-cell table:style-name="ce1" table:formula="of:=[All.B127]" office:value-type="string" office:string-value="Only thrust" calcext:value-type="string">
            <text:p>Only thrust</text:p>
          </table:table-cell>
          <table:table-cell table:style-name="ce1" table:number-columns-repeated="7"/>
          <table:table-cell table:style-name="ce4" office:value-type="string" calcext:value-type="string">
            <text:p>.</text:p>
          </table:table-cell>
          <table:table-cell table:style-name="ce1" table:formula="of:=[All.K127]" office:value-type="string" office:string-value="Accelerations:" calcext:value-type="string">
            <text:p>Accelerations:</text:p>
          </table:table-cell>
          <table:table-cell table:style-name="ce1" table:formula="of:=[All.L127]" office:value-type="string" office:string-value="Only thrust" calcext:value-type="string">
            <text:p>Only thrust</text:p>
          </table:table-cell>
          <table:table-cell table:style-name="ce1" table:number-columns-repeated="7"/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/>
          <table:table-cell table:style-name="ce1" table:formula="of:=[All.A128]" office:value-type="string" office:string-value="TSI Order" calcext:value-type="string">
            <text:p>TSI Order</text:p>
          </table:table-cell>
          <table:table-cell table:style-name="ce1" table:formula="of:=[All.B128]" office:value-type="float" office:value="8" calcext:value-type="float">
            <text:p>8</text:p>
          </table:table-cell>
          <table:table-cell table:style-name="ce1"/>
          <table:table-cell table:style-name="ce1" table:formula="of:=[All.D128]" office:value-type="string" office:string-value="TSI" calcext:value-type="string">
            <text:p>TSI</text:p>
          </table:table-cell>
          <table:table-cell table:style-name="ce1"/>
          <table:table-cell table:style-name="ce1" table:formula="of:=[All.F128]" office:value-type="string" office:string-value="RKF78" calcext:value-type="string">
            <text:p>RKF78</text:p>
          </table:table-cell>
          <table:table-cell table:style-name="ce1"/>
          <table:table-cell table:style-name="ce1" table:formula="of:=[All.H128]" office:value-type="string" office:string-value="Differences" calcext:value-type="string">
            <text:p>Differences</text:p>
          </table:table-cell>
          <table:table-cell table:style-name="ce1" table:number-columns-repeated="2"/>
          <table:table-cell table:style-name="ce1" table:formula="of:=[All.K128]" office:value-type="string" office:string-value="TSI Order" calcext:value-type="string">
            <text:p>TSI Order</text:p>
          </table:table-cell>
          <table:table-cell table:style-name="ce1" table:formula="of:=[All.L128]" office:value-type="float" office:value="20" calcext:value-type="float">
            <text:p>20</text:p>
          </table:table-cell>
          <table:table-cell table:style-name="ce1"/>
          <table:table-cell table:style-name="ce1" table:formula="of:=[All.N128]" office:value-type="string" office:string-value="TSI" calcext:value-type="string">
            <text:p>TSI</text:p>
          </table:table-cell>
          <table:table-cell table:style-name="ce1"/>
          <table:table-cell table:style-name="ce1" table:formula="of:=[All.P128]" office:value-type="string" office:string-value="RKF78" calcext:value-type="string">
            <text:p>RKF78</text:p>
          </table:table-cell>
          <table:table-cell table:style-name="ce1"/>
          <table:table-cell table:style-name="ce1" table:formula="of:=[All.R128]" office:value-type="string" office:string-value="Differences" calcext:value-type="string">
            <text:p>Differences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formula="of:=[All.B129]" office:value-type="string" office:string-value="x Position" calcext:value-type="string">
            <text:p>x Position</text:p>
          </table:table-cell>
          <table:table-cell/>
          <table:table-cell table:formula="of:=[All.D129]" office:value-type="float" office:value="847.070134208841" calcext:value-type="float">
            <text:p>847.0701342088</text:p>
          </table:table-cell>
          <table:table-cell/>
          <table:table-cell table:formula="of:=[All.F129]" office:value-type="float" office:value="847.070125719778" calcext:value-type="float">
            <text:p>847.0701257198</text:p>
          </table:table-cell>
          <table:table-cell/>
          <table:table-cell table:formula="of:=[All.H129]" office:value-type="float" office:value="1.00000001002168" calcext:value-type="float">
            <text:p>1.00000001</text:p>
          </table:table-cell>
          <table:table-cell table:formula="of:=[All.I129]" office:value-type="float" office:value="0.00000848906290684681" calcext:value-type="float">
            <text:p>8.48906290684681E-006</text:p>
          </table:table-cell>
          <table:table-cell table:number-columns-repeated="2"/>
          <table:table-cell table:formula="of:=[All.L129]" office:value-type="string" office:string-value="x Position" calcext:value-type="string">
            <text:p>x Position</text:p>
          </table:table-cell>
          <table:table-cell/>
          <table:table-cell table:formula="of:=[All.N129]" office:value-type="float" office:value="847.07013420889" calcext:value-type="float">
            <text:p>847.0701342089</text:p>
          </table:table-cell>
          <table:table-cell/>
          <table:table-cell table:formula="of:=[All.P129]" office:value-type="float" office:value="847.070125719778" calcext:value-type="float">
            <text:p>847.0701257198</text:p>
          </table:table-cell>
          <table:table-cell/>
          <table:table-cell table:formula="of:=[All.R129]" office:value-type="float" office:value="1.00000001002173" calcext:value-type="float">
            <text:p>1.00000001</text:p>
          </table:table-cell>
          <table:table-cell table:formula="of:=[All.S129]" office:value-type="float" office:value="0.00000848911190587387" calcext:value-type="float">
            <text:p>8.48911190587387E-0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130]" office:value-type="string" office:string-value="y Position" calcext:value-type="string">
            <text:p>y Position</text:p>
          </table:table-cell>
          <table:table-cell/>
          <table:table-cell table:formula="of:=[All.D130]" office:value-type="float" office:value="3054.60437797501" calcext:value-type="float">
            <text:p>3054.604377975</text:p>
          </table:table-cell>
          <table:table-cell/>
          <table:table-cell table:formula="of:=[All.F130]" office:value-type="float" office:value="3054.60434737216" calcext:value-type="float">
            <text:p>3054.6043473722</text:p>
          </table:table-cell>
          <table:table-cell/>
          <table:table-cell table:formula="of:=[All.H130]" office:value-type="float" office:value="1.0000000100186" calcext:value-type="float">
            <text:p>1.00000001</text:p>
          </table:table-cell>
          <table:table-cell table:formula="of:=[All.I130]" office:value-type="float" office:value="0.0000306028496197541" calcext:value-type="float">
            <text:p>3.06028496197541E-005</text:p>
          </table:table-cell>
          <table:table-cell table:number-columns-repeated="2"/>
          <table:table-cell table:formula="of:=[All.L130]" office:value-type="string" office:string-value="y Position" calcext:value-type="string">
            <text:p>y Position</text:p>
          </table:table-cell>
          <table:table-cell/>
          <table:table-cell table:formula="of:=[All.N130]" office:value-type="float" office:value="3054.60437797519" calcext:value-type="float">
            <text:p>3054.6043779752</text:p>
          </table:table-cell>
          <table:table-cell/>
          <table:table-cell table:formula="of:=[All.P130]" office:value-type="float" office:value="3054.60434737216" calcext:value-type="float">
            <text:p>3054.6043473722</text:p>
          </table:table-cell>
          <table:table-cell/>
          <table:table-cell table:formula="of:=[All.R130]" office:value-type="float" office:value="1.00000001001866" calcext:value-type="float">
            <text:p>1.00000001</text:p>
          </table:table-cell>
          <table:table-cell table:formula="of:=[All.S130]" office:value-type="float" office:value="0.0000306030296997051" calcext:value-type="float">
            <text:p>0.0000306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131]" office:value-type="string" office:string-value="z Position" calcext:value-type="string">
            <text:p>z Position</text:p>
          </table:table-cell>
          <table:table-cell/>
          <table:table-cell table:formula="of:=[All.D131]" office:value-type="float" office:value="1216.80271556629" calcext:value-type="float">
            <text:p>1216.8027155663</text:p>
          </table:table-cell>
          <table:table-cell/>
          <table:table-cell table:formula="of:=[All.F131]" office:value-type="float" office:value="1216.80270287053" calcext:value-type="float">
            <text:p>1216.8027028705</text:p>
          </table:table-cell>
          <table:table-cell/>
          <table:table-cell table:formula="of:=[All.H131]" office:value-type="float" office:value="1.0000000104337" calcext:value-type="float">
            <text:p>1.0000000104</text:p>
          </table:table-cell>
          <table:table-cell table:formula="of:=[All.I131]" office:value-type="float" office:value="0.0000126957600059541" calcext:value-type="float">
            <text:p>1.26957600059541E-005</text:p>
          </table:table-cell>
          <table:table-cell table:number-columns-repeated="2"/>
          <table:table-cell table:formula="of:=[All.L131]" office:value-type="string" office:string-value="z Position" calcext:value-type="string">
            <text:p>z Position</text:p>
          </table:table-cell>
          <table:table-cell/>
          <table:table-cell table:formula="of:=[All.N131]" office:value-type="float" office:value="1216.80271556636" calcext:value-type="float">
            <text:p>1216.8027155664</text:p>
          </table:table-cell>
          <table:table-cell/>
          <table:table-cell table:formula="of:=[All.P131]" office:value-type="float" office:value="1216.80270287053" calcext:value-type="float">
            <text:p>1216.8027028705</text:p>
          </table:table-cell>
          <table:table-cell/>
          <table:table-cell table:formula="of:=[All.R131]" office:value-type="float" office:value="1.00000001043376" calcext:value-type="float">
            <text:p>1.0000000104</text:p>
          </table:table-cell>
          <table:table-cell table:formula="of:=[All.S131]" office:value-type="float" office:value="0.0000126958298096724" calcext:value-type="float">
            <text:p>1.26958298096724E-0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132]" office:value-type="string" office:string-value="x Velocity" calcext:value-type="string">
            <text:p>x Velocity</text:p>
          </table:table-cell>
          <table:table-cell/>
          <table:table-cell table:formula="of:=[All.D132]" office:value-type="float" office:value="-0.215210626289095" calcext:value-type="float">
            <text:p>-0.2152106263</text:p>
          </table:table-cell>
          <table:table-cell/>
          <table:table-cell table:formula="of:=[All.F132]" office:value-type="float" office:value="-0.21534314241184" calcext:value-type="float">
            <text:p>-0.2153431424</text:p>
          </table:table-cell>
          <table:table-cell/>
          <table:table-cell table:formula="of:=[All.H132]" office:value-type="float" office:value="0.999384628081207" calcext:value-type="float">
            <text:p>0.9993846281</text:p>
          </table:table-cell>
          <table:table-cell table:formula="of:=[All.I132]" office:value-type="float" office:value="0.00013251612274498" calcext:value-type="float">
            <text:p>0.0001325161</text:p>
          </table:table-cell>
          <table:table-cell table:number-columns-repeated="2"/>
          <table:table-cell table:formula="of:=[All.L132]" office:value-type="string" office:string-value="x Velocity" calcext:value-type="string">
            <text:p>x Velocity</text:p>
          </table:table-cell>
          <table:table-cell/>
          <table:table-cell table:formula="of:=[All.N132]" office:value-type="float" office:value="-0.215210625887689" calcext:value-type="float">
            <text:p>-0.2152106259</text:p>
          </table:table-cell>
          <table:table-cell/>
          <table:table-cell table:formula="of:=[All.P132]" office:value-type="float" office:value="-0.21534314241184" calcext:value-type="float">
            <text:p>-0.2153431424</text:p>
          </table:table-cell>
          <table:table-cell/>
          <table:table-cell table:formula="of:=[All.R132]" office:value-type="float" office:value="0.999384626217177" calcext:value-type="float">
            <text:p>0.9993846262</text:p>
          </table:table-cell>
          <table:table-cell table:formula="of:=[All.S132]" office:value-type="float" office:value="0.000132516524150972" calcext:value-type="float">
            <text:p>0.000132516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133]" office:value-type="string" office:string-value="y Velocity" calcext:value-type="string">
            <text:p>y Velocity</text:p>
          </table:table-cell>
          <table:table-cell/>
          <table:table-cell table:formula="of:=[All.D133]" office:value-type="float" office:value="0.0647268892255855" calcext:value-type="float">
            <text:p>0.0647268892</text:p>
          </table:table-cell>
          <table:table-cell/>
          <table:table-cell table:formula="of:=[All.F133]" office:value-type="float" office:value="0.0642491673176015" calcext:value-type="float">
            <text:p>0.0642491673</text:p>
          </table:table-cell>
          <table:table-cell/>
          <table:table-cell table:formula="of:=[All.H133]" office:value-type="float" office:value="1.00743545679935" calcext:value-type="float">
            <text:p>1.0074354568</text:p>
          </table:table-cell>
          <table:table-cell table:formula="of:=[All.I133]" office:value-type="float" office:value="0.000477721907984008" calcext:value-type="float">
            <text:p>0.0004777219</text:p>
          </table:table-cell>
          <table:table-cell table:number-columns-repeated="2"/>
          <table:table-cell table:formula="of:=[All.L133]" office:value-type="string" office:string-value="y Velocity" calcext:value-type="string">
            <text:p>y Velocity</text:p>
          </table:table-cell>
          <table:table-cell/>
          <table:table-cell table:formula="of:=[All.N133]" office:value-type="float" office:value="0.0647268906730088" calcext:value-type="float">
            <text:p>0.0647268907</text:p>
          </table:table-cell>
          <table:table-cell/>
          <table:table-cell table:formula="of:=[All.P133]" office:value-type="float" office:value="0.0642491673176015" calcext:value-type="float">
            <text:p>0.0642491673</text:p>
          </table:table-cell>
          <table:table-cell/>
          <table:table-cell table:formula="of:=[All.R133]" office:value-type="float" office:value="1.00743547932763" calcext:value-type="float">
            <text:p>1.0074354793</text:p>
          </table:table-cell>
          <table:table-cell table:formula="of:=[All.S133]" office:value-type="float" office:value="0.0004777233554073" calcext:value-type="float">
            <text:p>0.00047772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134]" office:value-type="string" office:string-value="z Velocity" calcext:value-type="string">
            <text:p>z Velocity</text:p>
          </table:table-cell>
          <table:table-cell/>
          <table:table-cell table:formula="of:=[All.D134]" office:value-type="float" office:value="0.00186568028741242" calcext:value-type="float">
            <text:p>0.0018656803</text:p>
          </table:table-cell>
          <table:table-cell/>
          <table:table-cell table:formula="of:=[All.F134]" office:value-type="float" office:value="0.00166971620003308" calcext:value-type="float">
            <text:p>0.0016697162</text:p>
          </table:table-cell>
          <table:table-cell/>
          <table:table-cell table:formula="of:=[All.H134]" office:value-type="float" office:value="1.11736370969837" calcext:value-type="float">
            <text:p>1.1173637097</text:p>
          </table:table-cell>
          <table:table-cell table:formula="of:=[All.I134]" office:value-type="float" office:value="0.00019596408737934" calcext:value-type="float">
            <text:p>0.0001959641</text:p>
          </table:table-cell>
          <table:table-cell table:number-columns-repeated="2"/>
          <table:table-cell table:formula="of:=[All.L134]" office:value-type="string" office:string-value="z Velocity" calcext:value-type="string">
            <text:p>z Velocity</text:p>
          </table:table-cell>
          <table:table-cell/>
          <table:table-cell table:formula="of:=[All.N134]" office:value-type="float" office:value="0.00186568086399627" calcext:value-type="float">
            <text:p>0.0018656809</text:p>
          </table:table-cell>
          <table:table-cell/>
          <table:table-cell table:formula="of:=[All.P134]" office:value-type="float" office:value="0.00166971620003308" calcext:value-type="float">
            <text:p>0.0016697162</text:p>
          </table:table-cell>
          <table:table-cell/>
          <table:table-cell table:formula="of:=[All.R134]" office:value-type="float" office:value="1.11736405501684" calcext:value-type="float">
            <text:p>1.117364055</text:p>
          </table:table-cell>
          <table:table-cell table:formula="of:=[All.S134]" office:value-type="float" office:value="0.00019596466396319" calcext:value-type="float">
            <text:p>0.000195964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135]" office:value-type="string" office:string-value="mass MAV" calcext:value-type="string">
            <text:p>mass MAV</text:p>
          </table:table-cell>
          <table:table-cell/>
          <table:table-cell table:formula="of:=[All.D135]" office:value-type="float" office:value="226.671059286136" calcext:value-type="float">
            <text:p>226.6710592861</text:p>
          </table:table-cell>
          <table:table-cell/>
          <table:table-cell table:formula="of:=[All.F135]" office:value-type="float" office:value="226.671059286136" calcext:value-type="float">
            <text:p>226.6710592861</text:p>
          </table:table-cell>
          <table:table-cell/>
          <table:table-cell table:formula="of:=[All.H135]" office:value-type="float" office:value="1" calcext:value-type="float">
            <text:p>1</text:p>
          </table:table-cell>
          <table:table-cell table:formula="of:=[All.I135]" office:value-type="float" office:value="0" calcext:value-type="float">
            <text:p>0</text:p>
          </table:table-cell>
          <table:table-cell table:number-columns-repeated="2"/>
          <table:table-cell table:formula="of:=[All.L135]" office:value-type="string" office:string-value="mass MAV" calcext:value-type="string">
            <text:p>mass MAV</text:p>
          </table:table-cell>
          <table:table-cell/>
          <table:table-cell table:formula="of:=[All.N135]" office:value-type="float" office:value="226.671059286136" calcext:value-type="float">
            <text:p>226.6710592861</text:p>
          </table:table-cell>
          <table:table-cell/>
          <table:table-cell table:formula="of:=[All.P135]" office:value-type="float" office:value="226.671059286136" calcext:value-type="float">
            <text:p>226.6710592861</text:p>
          </table:table-cell>
          <table:table-cell/>
          <table:table-cell table:formula="of:=[All.R135]" office:value-type="float" office:value="1" calcext:value-type="float">
            <text:p>1</text:p>
          </table:table-cell>
          <table:table-cell table:formula="of:=[All.S1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16"/>
          <table:table-cell table:number-columns-repeated="10"/>
        </table:table-row>
        <table:table-row table:style-name="ro1">
          <table:table-cell/>
          <table:table-cell table:style-name="ce1" table:formula="of:=[All.A137]" office:value-type="string" office:string-value="Note:" calcext:value-type="string">
            <text:p>Note:</text:p>
          </table:table-cell>
          <table:table-cell table:style-name="ce1" table:formula="of:=[All.B137]" office:value-type="string" office:string-value="Second step had ridiculous values for position and nan for velocity" calcext:value-type="string">
            <text:p>Second step had ridiculous values for position and nan for velocity</text:p>
          </table:table-cell>
          <table:table-cell table:style-name="ce1" table:number-columns-repeated="7"/>
          <table:table-cell table:style-name="ce4" table:formula="of:=[All.J137]" office:value-type="string" office:string-value="." calcext:value-type="string">
            <text:p>.</text:p>
          </table:table-cell>
          <table:table-cell table:style-name="ce1" table:formula="of:=[All.K137]" office:value-type="string" office:string-value="Note:" calcext:value-type="string">
            <text:p>Note:</text:p>
          </table:table-cell>
          <table:table-cell table:style-name="ce1" table:formula="of:=[All.L137]" office:value-type="string" office:string-value="Second step had all -nan :S" calcext:value-type="string">
            <text:p>Second step had all -nan :S</text:p>
          </table:table-cell>
          <table:table-cell table:style-name="ce1" table:number-columns-repeated="4"/>
          <table:table-cell table:number-columns-repeated="3"/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1" table:number-columns-repeated="16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, initial altitude of 20 km MOLA</text:p>
          </table:table-cell>
          <table:table-cell table:number-columns-repeated="8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, initial altitude of 20 km MOLA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SI Order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office:value-type="string" calcext:value-type="string">
            <text:p>-0.6 km</text:p>
          </table:table-cell>
          <table:table-cell/>
          <table:table-cell office:value-type="string" calcext:value-type="string">
            <text:p>20 k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 Position</text:p>
          </table:table-cell>
          <table:table-cell/>
          <table:table-cell table:style-name="ce3" office:value-type="float" office:value="852.209209857739" calcext:value-type="float">
            <text:p>852.2092098577</text:p>
          </table:table-cell>
          <table:table-cell/>
          <table:table-cell table:style-name="ce3" office:value-type="float" office:value="852.209326455497" calcext:value-type="float">
            <text:p>852.2093264555</text:p>
          </table:table-cell>
          <table:table-cell/>
          <table:table-cell table:formula="of:=[.E40]/[.G40]" office:value-type="float" office:value="0.999999863181786" calcext:value-type="float">
            <text:p>0.9999998632</text:p>
          </table:table-cell>
          <table:table-cell table:formula="of:=[.E40]-[.G40]" office:value-type="float" office:value="-0.000116597758051284" calcext:value-type="float">
            <text:p>-0.0001165978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table:style-name="ce3" office:value-type="float" office:value="852.209326358985" calcext:value-type="float">
            <text:p>852.209326359</text:p>
          </table:table-cell>
          <table:table-cell/>
          <table:table-cell table:style-name="ce3" office:value-type="float" office:value="852.209326455497" calcext:value-type="float">
            <text:p>852.2093264555</text:p>
          </table:table-cell>
          <table:table-cell/>
          <table:table-cell table:formula="of:=[.O40]/[.Q40]" office:value-type="float" office:value="0.999999999886751" calcext:value-type="float">
            <text:p>0.9999999999</text:p>
          </table:table-cell>
          <table:table-cell table:formula="of:=[.O40]-[.Q40]" office:value-type="float" office:value="-0.0000000965120534601738" calcext:value-type="float">
            <text:p>-9.65120534601738E-008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73.13630628068" calcext:value-type="float">
            <text:p>3073.1363062807</text:p>
          </table:table-cell>
          <table:table-cell/>
          <table:table-cell table:style-name="ce3" office:value-type="float" office:value="3073.13672672633" calcext:value-type="float">
            <text:p>3073.1367267263</text:p>
          </table:table-cell>
          <table:table-cell/>
          <table:table-cell table:formula="of:=[.E41]/[.G41]" office:value-type="float" office:value="0.999999863186806" calcext:value-type="float">
            <text:p>0.9999998632</text:p>
          </table:table-cell>
          <table:table-cell table:formula="of:=[.E41]-[.G41]" office:value-type="float" office:value="-0.000420445649979229" calcext:value-type="float">
            <text:p>-0.0004204456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73.1367263706" calcext:value-type="float">
            <text:p>3073.1367263706</text:p>
          </table:table-cell>
          <table:table-cell/>
          <table:table-cell table:style-name="ce3" office:value-type="float" office:value="3073.13672672633" calcext:value-type="float">
            <text:p>3073.1367267263</text:p>
          </table:table-cell>
          <table:table-cell/>
          <table:table-cell table:formula="of:=[.O41]/[.Q41]" office:value-type="float" office:value="0.999999999884245" calcext:value-type="float">
            <text:p>0.9999999999</text:p>
          </table:table-cell>
          <table:table-cell table:formula="of:=[.O41]-[.Q41]" office:value-type="float" office:value="-0.000000355729753209744" calcext:value-type="float">
            <text:p>-3.55729753209744E-007</text:p>
          </table:table-cell>
          <table:table-cell/>
          <table:table-cell table:formula="of:=SQRT([.O40]*[.O40]+[.O41]*[.O41]+[.O42]*[.O42])" office:value-type="float" office:value="3416.00046725951" calcext:value-type="float">
            <text:p>3416.0004672595</text:p>
          </table:table-cell>
          <table:table-cell/>
          <table:table-cell table:formula="of:=SQRT([.Q40]*[.Q40]+[.Q41]*[.Q41]+[.Q42]*[.Q42])" office:value-type="float" office:value="3416.00046748499" calcext:value-type="float">
            <text:p>3416.000467485</text:p>
          </table:table-cell>
          <table:table-cell/>
          <table:table-cell table:formula="of:=[.V41]/[.X41]" office:value-type="float" office:value="0.999999999933993" calcext:value-type="float">
            <text:p>0.9999999999</text:p>
          </table:table-cell>
          <table:table-cell table:formula="of:=[.V41]-[.X41]" office:value-type="float" office:value="-0.000000225479197979439" calcext:value-type="float">
            <text:p>-2.25479197979439E-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24.18491564675" calcext:value-type="float">
            <text:p>1224.1849156468</text:p>
          </table:table-cell>
          <table:table-cell/>
          <table:table-cell table:style-name="ce3" office:value-type="float" office:value="1224.18508265936" calcext:value-type="float">
            <text:p>1224.1850826594</text:p>
          </table:table-cell>
          <table:table-cell/>
          <table:table-cell table:formula="of:=[.E42]/[.G42]" office:value-type="float" office:value="0.999999863572418" calcext:value-type="float">
            <text:p>0.9999998636</text:p>
          </table:table-cell>
          <table:table-cell table:formula="of:=[.E42]-[.G42]" office:value-type="float" office:value="-0.000167012610063466" calcext:value-type="float">
            <text:p>-0.0001670126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24.18508299037" calcext:value-type="float">
            <text:p>1224.1850829904</text:p>
          </table:table-cell>
          <table:table-cell/>
          <table:table-cell table:style-name="ce3" office:value-type="float" office:value="1224.18508265936" calcext:value-type="float">
            <text:p>1224.1850826594</text:p>
          </table:table-cell>
          <table:table-cell/>
          <table:table-cell table:formula="of:=[.O42]/[.Q42]" office:value-type="float" office:value="1.00000000027039" calcext:value-type="float">
            <text:p>1.0000000003</text:p>
          </table:table-cell>
          <table:table-cell table:formula="of:=[.O42]-[.Q42]" office:value-type="float" office:value="0.000000331009914589231" calcext:value-type="float">
            <text:p>0.0000003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6658032591173" calcext:value-type="float">
            <text:p>-0.2166580326</text:p>
          </table:table-cell>
          <table:table-cell/>
          <table:table-cell table:style-name="ce3" office:value-type="float" office:value="-0.216656740802004" calcext:value-type="float">
            <text:p>-0.2166567408</text:p>
          </table:table-cell>
          <table:table-cell/>
          <table:table-cell table:formula="of:=[.E43]/[.G43]" office:value-type="float" office:value="1.000005962377" calcext:value-type="float">
            <text:p>1.0000059624</text:p>
          </table:table-cell>
          <table:table-cell table:formula="of:=[.E43]-[.G43]" office:value-type="float" office:value="-0.00000129178916902228" calcext:value-type="float">
            <text:p>-1.29178916902228E-006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6541531345295" calcext:value-type="float">
            <text:p>-0.2165415313</text:p>
          </table:table-cell>
          <table:table-cell/>
          <table:table-cell table:style-name="ce3" office:value-type="float" office:value="-0.216656740802004" calcext:value-type="float">
            <text:p>-0.2166567408</text:p>
          </table:table-cell>
          <table:table-cell/>
          <table:table-cell table:formula="of:=[.O43]/[.Q43]" office:value-type="float" office:value="0.999468239685124" calcext:value-type="float">
            <text:p>0.9994682397</text:p>
          </table:table-cell>
          <table:table-cell table:formula="of:=[.O43]-[.Q43]" office:value-type="float" office:value="0.000115209456708981" calcext:value-type="float">
            <text:p>0.0001152095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46085758668099" calcext:value-type="float">
            <text:p>0.0646085759</text:p>
          </table:table-cell>
          <table:table-cell/>
          <table:table-cell table:style-name="ce3" office:value-type="float" office:value="0.0646133496989412" calcext:value-type="float">
            <text:p>0.0646133497</text:p>
          </table:table-cell>
          <table:table-cell/>
          <table:table-cell table:formula="of:=[.E44]/[.G44]" office:value-type="float" office:value="0.999926116937854" calcext:value-type="float">
            <text:p>0.9999261169</text:p>
          </table:table-cell>
          <table:table-cell table:formula="of:=[.E44]-[.G44]" office:value-type="float" office:value="-0.00000477383213129401" calcext:value-type="float">
            <text:p>-4.77383213129401E-006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50286657880706" calcext:value-type="float">
            <text:p>0.0650286658</text:p>
          </table:table-cell>
          <table:table-cell/>
          <table:table-cell table:style-name="ce3" office:value-type="float" office:value="0.0646133496989412" calcext:value-type="float">
            <text:p>0.0646133497</text:p>
          </table:table-cell>
          <table:table-cell/>
          <table:table-cell table:formula="of:=[.O44]/[.Q44]" office:value-type="float" office:value="1.00642771332959" calcext:value-type="float">
            <text:p>1.0064277133</text:p>
          </table:table-cell>
          <table:table-cell table:formula="of:=[.O44]-[.Q44]" office:value-type="float" office:value="0.000415316089129397" calcext:value-type="float">
            <text:p>0.0004153161</text:p>
          </table:table-cell>
          <table:table-cell/>
          <table:table-cell table:formula="of:=SQRT([.O43]*[.O43]+[.O44]*[.O44]+[.O45]*[.O45])" office:value-type="float" office:value="0.22610252241417" calcext:value-type="float">
            <text:p>0.2261025224</text:p>
          </table:table-cell>
          <table:table-cell/>
          <table:table-cell table:formula="of:=SQRT([.Q43]*[.Q43]+[.Q44]*[.Q44]+[.Q45]*[.Q45])" office:value-type="float" office:value="0.22609249695048" calcext:value-type="float">
            <text:p>0.226092497</text:p>
          </table:table-cell>
          <table:table-cell/>
          <table:table-cell table:formula="of:=[.V44]/[.X44]" office:value-type="float" office:value="1.00004434231045" calcext:value-type="float">
            <text:p>1.0000443423</text:p>
          </table:table-cell>
          <table:table-cell table:formula="of:=[.V44]-[.X44]" office:value-type="float" office:value="0.0000100254636903607" calcext:value-type="float">
            <text:p>1.00254636903607E-0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67343624016748" calcext:value-type="float">
            <text:p>0.0016734362</text:p>
          </table:table-cell>
          <table:table-cell/>
          <table:table-cell table:style-name="ce3" office:value-type="float" office:value="0.00166999492165148" calcext:value-type="float">
            <text:p>0.0016699949</text:p>
          </table:table-cell>
          <table:table-cell/>
          <table:table-cell table:formula="of:=[.E45]/[.G45]" office:value-type="float" office:value="1.00206067603643" calcext:value-type="float">
            <text:p>1.002060676</text:p>
          </table:table-cell>
          <table:table-cell table:formula="of:=[.E45]-[.G45]" office:value-type="float" office:value="0.00000344131851599989" calcext:value-type="float">
            <text:p>3.44131851599989E-006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84077986418423" calcext:value-type="float">
            <text:p>0.0018407799</text:p>
          </table:table-cell>
          <table:table-cell/>
          <table:table-cell table:style-name="ce3" office:value-type="float" office:value="0.00166999492165148" calcext:value-type="float">
            <text:p>0.0016699949</text:p>
          </table:table-cell>
          <table:table-cell/>
          <table:table-cell table:formula="of:=[.O45]/[.Q45]" office:value-type="float" office:value="1.10226674364007" calcext:value-type="float">
            <text:p>1.1022667436</text:p>
          </table:table-cell>
          <table:table-cell table:formula="of:=[.O45]-[.Q45]" office:value-type="float" office:value="0.00017078494253275" calcext:value-type="float">
            <text:p>0.00017078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E46]/[.G46]" office:value-type="float" office:value="1" calcext:value-type="float">
            <text:p>1</text:p>
          </table:table-cell>
          <table:table-cell table:formula="of:=[.E46]-[.G4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O46]/[.Q46]" office:value-type="float" office:value="1" calcext:value-type="float">
            <text:p>1</text:p>
          </table:table-cell>
          <table:table-cell table:formula="of:=[.O46]-[.Q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Note:</text:p>
          </table:table-cell>
          <table:table-cell table:style-name="ce1"/>
          <table:table-cell table:number-columns-repeated="8"/>
          <table:table-cell table:style-name="ce1" office:value-type="string" calcext:value-type="string">
            <text:p>Note:</text:p>
          </table:table-cell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Note RKF78 (for both):</text:p>
          </table:table-cell>
          <table:table-cell table:style-name="ce1" office:value-type="string" calcext:value-type="string">
            <text:p>The program has unexpectedly finished. But works with a tolerance of 1e-7</text:p>
          </table:table-cell>
          <table:table-cell table:number-columns-repeated="8"/>
          <table:table-cell table:style-name="ce1" office:value-type="string" calcext:value-type="string">
            <text:p>Note RKF78 (for both):</text:p>
          </table:table-cell>
          <table:table-cell table:style-name="ce1" office:value-type="string" calcext:value-type="string">
            <text:p>The program has unexpectedly finished. But works with a tolerance of 1e-7</text:p>
          </table:table-cell>
          <table:table-cell table:number-columns-repeated="6"/>
          <table:table-cell table:style-name="ce3"/>
          <table:table-cell/>
          <table:table-cell table:style-name="ce3"/>
          <table:table-cell table:number-columns-repeated="5"/>
        </table:table-row>
        <table:table-row table:style-name="ro1" table:number-rows-repeated="6">
          <table:table-cell table:number-columns-repeated="19"/>
          <table:table-cell table:style-name="ce3"/>
          <table:table-cell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Difference TSI thrusts: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20 km</text:p>
          </table:table-cell>
          <table:table-cell table:style-name="ce1" office:value-type="string" calcext:value-type="string">
            <text:p>Order 8 and order 20 difference</text:p>
          </table:table-cell>
          <table:table-cell table:number-columns-repeated="7"/>
          <table:table-cell table:style-name="ce1" office:value-type="string" calcext:value-type="string">
            <text:p>Order 8</text:p>
          </table:table-cell>
          <table:table-cell table:style-name="ce1" office:value-type="string" calcext:value-type="string">
            <text:p>Altitude difference -0.6 and 20 km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Order 8</text:p>
          </table:table-cell>
          <table:table-cell/>
          <table:table-cell office:value-type="string" calcext:value-type="string">
            <text:p>Order 20</text:p>
          </table:table-cell>
          <table:table-cell table:number-columns-repeated="6"/>
          <table:table-cell office:value-type="string" calcext:value-type="string">
            <text:p>-0.6 km</text:p>
          </table:table-cell>
          <table:table-cell/>
          <table:table-cell office:value-type="string" calcext:value-type="string">
            <text:p>20 km</text:p>
          </table:table-cell>
          <table:table-cell table:number-columns-repeated="4"/>
          <table:table-cell office:value-type="string" calcext:value-type="string">
            <text:p>-0.6 km</text:p>
          </table:table-cell>
          <table:table-cell/>
          <table:table-cell office:value-type="string" calcext:value-type="string">
            <text:p>20 km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E10]" office:value-type="float" office:value="852.209334947444" calcext:value-type="float">
            <text:p>852.2093349474</text:p>
          </table:table-cell>
          <table:table-cell/>
          <table:table-cell table:formula="of:=[.O10]" office:value-type="float" office:value="852.209334947493" calcext:value-type="float">
            <text:p>852.2093349475</text:p>
          </table:table-cell>
          <table:table-cell/>
          <table:table-cell table:formula="of:=[.C62]/[.E62]" office:value-type="float" office:value="0.999999999999942" calcext:value-type="float">
            <text:p>1</text:p>
          </table:table-cell>
          <table:table-cell table:formula="of:=[.C62]-[.E62]" office:value-type="float" office:value="-0.0000000000489990270580165" calcext:value-type="float">
            <text:p>-4.89990270580165E-011</text:p>
          </table:table-cell>
          <table:table-cell table:number-columns-repeated="3"/>
          <table:table-cell table:formula="of:=[.E27]" office:value-type="float" office:value="847.070134208841" calcext:value-type="float">
            <text:p>847.0701342088</text:p>
          </table:table-cell>
          <table:table-cell/>
          <table:table-cell table:formula="of:=[.E10]" office:value-type="float" office:value="852.209334947444" calcext:value-type="float">
            <text:p>852.2093349474</text:p>
          </table:table-cell>
          <table:table-cell/>
          <table:table-cell table:formula="of:=[.L62]/[.N62]" office:value-type="float" office:value="0.993969555920295" calcext:value-type="float">
            <text:p>0.9939695559</text:p>
          </table:table-cell>
          <table:table-cell table:formula="of:=[.L62]-[.N62]" office:value-type="float" office:value="-5.13920073860299" calcext:value-type="float">
            <text:p>-5.1392007386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E11]" office:value-type="float" office:value="3073.13675733959" calcext:value-type="float">
            <text:p>3073.1367573396</text:p>
          </table:table-cell>
          <table:table-cell/>
          <table:table-cell table:formula="of:=[.O11]" office:value-type="float" office:value="3073.13675733976" calcext:value-type="float">
            <text:p>3073.1367573398</text:p>
          </table:table-cell>
          <table:table-cell/>
          <table:table-cell table:formula="of:=[.C63]/[.E63]" office:value-type="float" office:value="0.999999999999945" calcext:value-type="float">
            <text:p>1</text:p>
          </table:table-cell>
          <table:table-cell table:formula="of:=[.C63]-[.E63]" office:value-type="float" office:value="-0.000000000170075509231538" calcext:value-type="float">
            <text:p>-1.70075509231538E-010</text:p>
          </table:table-cell>
          <table:table-cell table:number-columns-repeated="3"/>
          <table:table-cell table:formula="of:=[.E28]" office:value-type="float" office:value="3054.60437797501" calcext:value-type="float">
            <text:p>3054.604377975</text:p>
          </table:table-cell>
          <table:table-cell/>
          <table:table-cell table:formula="of:=[.E11]" office:value-type="float" office:value="3073.13675733959" calcext:value-type="float">
            <text:p>3073.1367573396</text:p>
          </table:table-cell>
          <table:table-cell/>
          <table:table-cell table:formula="of:=[.L63]/[.N63]" office:value-type="float" office:value="0.993969555920244" calcext:value-type="float">
            <text:p>0.9939695559</text:p>
          </table:table-cell>
          <table:table-cell table:formula="of:=[.L63]-[.N63]" office:value-type="float" office:value="-18.5323793645803" calcext:value-type="float">
            <text:p>-18.5323793646</text:p>
          </table:table-cell>
          <table:table-cell/>
          <table:table-cell table:formula="of:=SQRT([.L62]*[.L62]+[.L63]*[.L63]+[.L64]*[.L64])" office:value-type="float" office:value="3395.40050168197" calcext:value-type="float">
            <text:p>3395.400501682</text:p>
          </table:table-cell>
          <table:table-cell/>
          <table:table-cell table:formula="of:=SQRT([.N62]*[.N62]+[.N63]*[.N63]+[.N64]*[.N64])" office:value-type="float" office:value="3416.00050168378" calcext:value-type="float">
            <text:p>3416.000501683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E12]" office:value-type="float" office:value="1224.18509532692" calcext:value-type="float">
            <text:p>1224.1850953269</text:p>
          </table:table-cell>
          <table:table-cell/>
          <table:table-cell table:formula="of:=[.O12]" office:value-type="float" office:value="1224.185095327" calcext:value-type="float">
            <text:p>1224.185095327</text:p>
          </table:table-cell>
          <table:table-cell/>
          <table:table-cell table:formula="of:=[.C64]/[.E64]" office:value-type="float" office:value="0.999999999999935" calcext:value-type="float">
            <text:p>1</text:p>
          </table:table-cell>
          <table:table-cell table:formula="of:=[.C64]-[.E64]" office:value-type="float" office:value="-0.0000000000800355337560177" calcext:value-type="float">
            <text:p>-8.00355337560177E-011</text:p>
          </table:table-cell>
          <table:table-cell table:number-columns-repeated="3"/>
          <table:table-cell table:formula="of:=[.E29]" office:value-type="float" office:value="1216.80271556629" calcext:value-type="float">
            <text:p>1216.8027155663</text:p>
          </table:table-cell>
          <table:table-cell/>
          <table:table-cell table:formula="of:=[.E12]" office:value-type="float" office:value="1224.18509532692" calcext:value-type="float">
            <text:p>1224.1850953269</text:p>
          </table:table-cell>
          <table:table-cell/>
          <table:table-cell table:formula="of:=[.L64]/[.N64]" office:value-type="float" office:value="0.993969555920252" calcext:value-type="float">
            <text:p>0.9939695559</text:p>
          </table:table-cell>
          <table:table-cell table:formula="of:=[.L64]-[.N64]" office:value-type="float" office:value="-7.38237976062987" calcext:value-type="float">
            <text:p>-7.382379760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E13]" office:value-type="float" office:value="-0.21652419617435" calcext:value-type="float">
            <text:p>-0.2165241962</text:p>
          </table:table-cell>
          <table:table-cell/>
          <table:table-cell table:formula="of:=[.O13]" office:value-type="float" office:value="-0.216524195772944" calcext:value-type="float">
            <text:p>-0.2165241958</text:p>
          </table:table-cell>
          <table:table-cell/>
          <table:table-cell table:formula="of:=[.C65]/[.E65]" office:value-type="float" office:value="1.00000000185386" calcext:value-type="float">
            <text:p>1.0000000019</text:p>
          </table:table-cell>
          <table:table-cell table:formula="of:=[.C65]-[.E65]" office:value-type="float" office:value="-0.000000000401405991778958" calcext:value-type="float">
            <text:p>-4.01405991778958E-010</text:p>
          </table:table-cell>
          <table:table-cell table:number-columns-repeated="3"/>
          <table:table-cell table:formula="of:=[.E30]" office:value-type="float" office:value="-0.215210626289095" calcext:value-type="float">
            <text:p>-0.2152106263</text:p>
          </table:table-cell>
          <table:table-cell/>
          <table:table-cell table:formula="of:=[.E13]" office:value-type="float" office:value="-0.21652419617435" calcext:value-type="float">
            <text:p>-0.2165241962</text:p>
          </table:table-cell>
          <table:table-cell/>
          <table:table-cell table:formula="of:=[.L65]/[.N65]" office:value-type="float" office:value="0.993933380617669" calcext:value-type="float">
            <text:p>0.9939333806</text:p>
          </table:table-cell>
          <table:table-cell table:formula="of:=[.L65]-[.N65]" office:value-type="float" office:value="0.00131356988525499" calcext:value-type="float">
            <text:p>0.0013135699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E14]" office:value-type="float" office:value="0.0650911743951044" calcext:value-type="float">
            <text:p>0.0650911744</text:p>
          </table:table-cell>
          <table:table-cell/>
          <table:table-cell table:formula="of:=[.O14]" office:value-type="float" office:value="0.0650911758425277" calcext:value-type="float">
            <text:p>0.0650911758</text:p>
          </table:table-cell>
          <table:table-cell/>
          <table:table-cell table:formula="of:=[.C66]/[.E66]" office:value-type="float" office:value="0.999999977763141" calcext:value-type="float">
            <text:p>0.9999999778</text:p>
          </table:table-cell>
          <table:table-cell table:formula="of:=[.C66]-[.E66]" office:value-type="float" office:value="-0.00000000144742330621117" calcext:value-type="float">
            <text:p>-1.44742330621117E-009</text:p>
          </table:table-cell>
          <table:table-cell table:number-columns-repeated="3"/>
          <table:table-cell table:formula="of:=[.E31]" office:value-type="float" office:value="0.0647268892255855" calcext:value-type="float">
            <text:p>0.0647268892</text:p>
          </table:table-cell>
          <table:table-cell/>
          <table:table-cell table:formula="of:=[.E14]" office:value-type="float" office:value="0.0650911743951044" calcext:value-type="float">
            <text:p>0.0650911744</text:p>
          </table:table-cell>
          <table:table-cell/>
          <table:table-cell table:formula="of:=[.L66]/[.N66]" office:value-type="float" office:value="0.994403462944029" calcext:value-type="float">
            <text:p>0.9944034629</text:p>
          </table:table-cell>
          <table:table-cell table:formula="of:=[.L66]-[.N66]" office:value-type="float" office:value="-0.000364285169518891" calcext:value-type="float">
            <text:p>-0.0003642852</text:p>
          </table:table-cell>
          <table:table-cell/>
          <table:table-cell table:formula="of:=SQRT([.L65]*[.L65]+[.L66]*[.L66]+[.L67]*[.L67])" office:value-type="float" office:value="0.224741328240937" calcext:value-type="float">
            <text:p>0.2247413282</text:p>
          </table:table-cell>
          <table:table-cell/>
          <table:table-cell table:formula="of:=SQRT([.N65]*[.N65]+[.N66]*[.N66]+[.N67]*[.N67])" office:value-type="float" office:value="0.226104111585829" calcext:value-type="float">
            <text:p>0.22610411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E15]" office:value-type="float" office:value="0.00186568028741242" calcext:value-type="float">
            <text:p>0.0018656803</text:p>
          </table:table-cell>
          <table:table-cell/>
          <table:table-cell table:formula="of:=[.O15]" office:value-type="float" office:value="0.00186568086399627" calcext:value-type="float">
            <text:p>0.0018656809</text:p>
          </table:table-cell>
          <table:table-cell/>
          <table:table-cell table:formula="of:=[.C67]/[.E67]" office:value-type="float" office:value="0.999999690952584" calcext:value-type="float">
            <text:p>0.999999691</text:p>
          </table:table-cell>
          <table:table-cell table:formula="of:=[.C67]-[.E67]" office:value-type="float" office:value="-0.00000000057658384989244" calcext:value-type="float">
            <text:p>-5.7658384989244E-010</text:p>
          </table:table-cell>
          <table:table-cell table:number-columns-repeated="3"/>
          <table:table-cell table:formula="of:=[.E32]" office:value-type="float" office:value="0.00186568028741242" calcext:value-type="float">
            <text:p>0.0018656803</text:p>
          </table:table-cell>
          <table:table-cell/>
          <table:table-cell table:formula="of:=[.E15]" office:value-type="float" office:value="0.00186568028741242" calcext:value-type="float">
            <text:p>0.0018656803</text:p>
          </table:table-cell>
          <table:table-cell/>
          <table:table-cell table:formula="of:=[.L67]/[.N67]" office:value-type="float" office:value="1" calcext:value-type="float">
            <text:p>1</text:p>
          </table:table-cell>
          <table:table-cell table:formula="of:=[.L67]-[.N6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E16]" office:value-type="float" office:value="226.671059286136" calcext:value-type="float">
            <text:p>226.6710592861</text:p>
          </table:table-cell>
          <table:table-cell/>
          <table:table-cell table:formula="of:=[.O16]" office:value-type="float" office:value="226.671059286136" calcext:value-type="float">
            <text:p>226.6710592861</text:p>
          </table:table-cell>
          <table:table-cell/>
          <table:table-cell table:formula="of:=[.C68]/[.E68]" office:value-type="float" office:value="1" calcext:value-type="float">
            <text:p>1</text:p>
          </table:table-cell>
          <table:table-cell table:formula="of:=[.C68]-[.E68]" office:value-type="float" office:value="0" calcext:value-type="float">
            <text:p>0</text:p>
          </table:table-cell>
          <table:table-cell table:number-columns-repeated="3"/>
          <table:table-cell table:formula="of:=[.E33]" office:value-type="float" office:value="226.671059286136" calcext:value-type="float">
            <text:p>226.6710592861</text:p>
          </table:table-cell>
          <table:table-cell/>
          <table:table-cell table:formula="of:=[.E16]" office:value-type="float" office:value="226.671059286136" calcext:value-type="float">
            <text:p>226.6710592861</text:p>
          </table:table-cell>
          <table:table-cell/>
          <table:table-cell table:formula="of:=[.L68]/[.N68]" office:value-type="float" office:value="1" calcext:value-type="float">
            <text:p>1</text:p>
          </table:table-cell>
          <table:table-cell table:formula="of:=[.L68]-[.N68]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-0.6 km</text:p>
          </table:table-cell>
          <table:table-cell table:style-name="ce1" office:value-type="string" calcext:value-type="string">
            <text:p>Order 8 and order 20 difference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Order 8</text:p>
          </table:table-cell>
          <table:table-cell/>
          <table:table-cell office:value-type="string" calcext:value-type="string">
            <text:p>Order 2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E27]" office:value-type="float" office:value="847.070134208841" calcext:value-type="float">
            <text:p>847.0701342088</text:p>
          </table:table-cell>
          <table:table-cell/>
          <table:table-cell table:formula="of:=[.O27]" office:value-type="float" office:value="847.07013420889" calcext:value-type="float">
            <text:p>847.0701342089</text:p>
          </table:table-cell>
          <table:table-cell/>
          <table:table-cell table:formula="of:=[.C73]/[.E73]" office:value-type="float" office:value="0.999999999999942" calcext:value-type="float">
            <text:p>1</text:p>
          </table:table-cell>
          <table:table-cell table:formula="of:=[.C73]-[.E73]" office:value-type="float" office:value="-0.0000000000489990270580165" calcext:value-type="float">
            <text:p>-4.89990270580165E-011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E28]" office:value-type="float" office:value="3054.60437797501" calcext:value-type="float">
            <text:p>3054.604377975</text:p>
          </table:table-cell>
          <table:table-cell/>
          <table:table-cell table:formula="of:=[.O28]" office:value-type="float" office:value="3054.60437797519" calcext:value-type="float">
            <text:p>3054.6043779752</text:p>
          </table:table-cell>
          <table:table-cell/>
          <table:table-cell table:formula="of:=[.C74]/[.E74]" office:value-type="float" office:value="0.999999999999941" calcext:value-type="float">
            <text:p>1</text:p>
          </table:table-cell>
          <table:table-cell table:formula="of:=[.C74]-[.E74]" office:value-type="float" office:value="-0.00000000018007995095104" calcext:value-type="float">
            <text:p>-1.8007995095104E-01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E29]" office:value-type="float" office:value="1216.80271556629" calcext:value-type="float">
            <text:p>1216.8027155663</text:p>
          </table:table-cell>
          <table:table-cell/>
          <table:table-cell table:formula="of:=[.O29]" office:value-type="float" office:value="1216.80271556636" calcext:value-type="float">
            <text:p>1216.8027155664</text:p>
          </table:table-cell>
          <table:table-cell/>
          <table:table-cell table:formula="of:=[.C75]/[.E75]" office:value-type="float" office:value="0.999999999999943" calcext:value-type="float">
            <text:p>1</text:p>
          </table:table-cell>
          <table:table-cell table:formula="of:=[.C75]-[.E75]" office:value-type="float" office:value="-0.0000000000698037183610722" calcext:value-type="float">
            <text:p>-6.98037183610722E-011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E30]" office:value-type="float" office:value="-0.215210626289095" calcext:value-type="float">
            <text:p>-0.2152106263</text:p>
          </table:table-cell>
          <table:table-cell/>
          <table:table-cell table:formula="of:=[.O30]" office:value-type="float" office:value="-0.215210625887689" calcext:value-type="float">
            <text:p>-0.2152106259</text:p>
          </table:table-cell>
          <table:table-cell/>
          <table:table-cell table:formula="of:=[.C76]/[.E76]" office:value-type="float" office:value="1.00000000186518" calcext:value-type="float">
            <text:p>1.0000000019</text:p>
          </table:table-cell>
          <table:table-cell table:formula="of:=[.C76]-[.E76]" office:value-type="float" office:value="-0.000000000401405991778958" calcext:value-type="float">
            <text:p>-4.01405991778958E-01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E31]" office:value-type="float" office:value="0.0647268892255855" calcext:value-type="float">
            <text:p>0.0647268892</text:p>
          </table:table-cell>
          <table:table-cell/>
          <table:table-cell table:formula="of:=[.O31]" office:value-type="float" office:value="0.0647268906730088" calcext:value-type="float">
            <text:p>0.0647268907</text:p>
          </table:table-cell>
          <table:table-cell/>
          <table:table-cell table:formula="of:=[.C77]/[.E77]" office:value-type="float" office:value="0.999999977637991" calcext:value-type="float">
            <text:p>0.9999999776</text:p>
          </table:table-cell>
          <table:table-cell table:formula="of:=[.C77]-[.E77]" office:value-type="float" office:value="-0.00000000144742329233338" calcext:value-type="float">
            <text:p>-1.44742329233338E-009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E32]" office:value-type="float" office:value="0.00186568028741242" calcext:value-type="float">
            <text:p>0.0018656803</text:p>
          </table:table-cell>
          <table:table-cell/>
          <table:table-cell table:formula="of:=[.O32]" office:value-type="float" office:value="0.00186568086399627" calcext:value-type="float">
            <text:p>0.0018656809</text:p>
          </table:table-cell>
          <table:table-cell/>
          <table:table-cell table:formula="of:=[.C78]/[.E78]" office:value-type="float" office:value="0.999999690952584" calcext:value-type="float">
            <text:p>0.999999691</text:p>
          </table:table-cell>
          <table:table-cell table:formula="of:=[.C78]-[.E78]" office:value-type="float" office:value="-0.00000000057658384989244" calcext:value-type="float">
            <text:p>-5.7658384989244E-01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E33]" office:value-type="float" office:value="226.671059286136" calcext:value-type="float">
            <text:p>226.6710592861</text:p>
          </table:table-cell>
          <table:table-cell/>
          <table:table-cell table:formula="of:=[.O33]" office:value-type="float" office:value="226.671059286136" calcext:value-type="float">
            <text:p>226.6710592861</text:p>
          </table:table-cell>
          <table:table-cell/>
          <table:table-cell table:formula="of:=[.C79]/[.E79]" office:value-type="float" office:value="1" calcext:value-type="float">
            <text:p>1</text:p>
          </table:table-cell>
          <table:table-cell table:formula="of:=[.C79]-[.E79]" office:value-type="float" office:value="0" calcext:value-type="float">
            <text:p>0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10:35:44.810928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5-26T10:19:26.923855500</dc:date>
    <dc:creator>Stacha Petrovic</dc:creator>
    <meta:editing-duration>P3DT2H45M51S</meta:editing-duration>
    <meta:editing-cycles>106</meta:editing-cycles>
    <meta:document-statistic meta:table-count="2" meta:cell-count="1397" meta:object-count="0"/>
    <meta:user-defined meta:name="qrichtext">1</meta:user-defined>
  </office:meta>
</office:document-meta>
</file>